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5.313cm"/>
    </style:style>
    <style:style style:name="co3" style:family="table-column">
      <style:table-column-properties fo:break-before="auto" style:column-width="5.191cm"/>
    </style:style>
    <style:style style:name="co4" style:family="table-column">
      <style:table-column-properties fo:break-before="auto" style:column-width="2.917cm"/>
    </style:style>
    <style:style style:name="co5" style:family="table-column">
      <style:table-column-properties fo:break-before="auto" style:column-width="3.623cm"/>
    </style:style>
    <style:style style:name="co6" style:family="table-column">
      <style:table-column-properties fo:break-before="auto" style:column-width="3.00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655cm"/>
    </style:style>
    <style:style style:name="co9" style:family="table-column">
      <style:table-column-properties fo:break-before="auto" style:column-width="6.419cm"/>
    </style:style>
    <style:style style:name="co10" style:family="table-column">
      <style:table-column-properties fo:break-before="auto" style:column-width="4.66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1">
      <style:table-cell-properties style:rotation-align="none"/>
    </style:style>
    <style:style style:name="ce4" style:family="table-cell" style:parent-style-name="Default" style:data-style-name="N11"/>
  </office:automatic-styles>
  <office:body>
    <office:spreadsheet>
      <table:table table:name="CINT bati input modèle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BRANCHE</text:p>
          </table:table-cell>
          <table:table-cell table:style-name="ce1" office:value-type="string" calcext:value-type="string">
            <text:p>GESTE</text:p>
          </table:table-cell>
          <table:table-cell table:style-name="ce1" office:value-type="string" calcext:value-type="string">
            <text:p>CHARGE_INIT</text:p>
          </table:table-cell>
          <table:table-cell table:style-name="ce1" office:value-type="string" calcext:value-type="string">
            <text:p>COUT_MOY</text:p>
          </table:table-cell>
          <table:table-cell table:style-name="ce1" office:value-type="string" calcext:value-type="string">
            <text:p>GAIN_MOY</text:p>
          </table:table-cell>
          <table:table-cell table:style-name="ce1" office:value-type="string" calcext:value-type="string">
            <text:p>PART_MARCHE</text:p>
          </table:table-cell>
          <table:table-cell table:style-name="ce1" office:value-type="string" calcext:value-type="string">
            <text:p>DUREE_VI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114.869421579401" calcext:value-type="float">
            <text:p>114,8694215794</text:p>
          </table:table-cell>
          <table:table-cell table:style-name="ce1" office:value-type="float" office:value="0.522983745681959" calcext:value-type="float">
            <text:p>0,5229837457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32.1992224529089" calcext:value-type="float">
            <text:p>32,1992224529</text:p>
          </table:table-cell>
          <table:table-cell table:style-name="ce1" office:value-type="float" office:value="0.290263253351329" calcext:value-type="float">
            <text:p>0,290263253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107.574081401367" calcext:value-type="float">
            <text:p>107,5740814014</text:p>
          </table:table-cell>
          <table:table-cell table:style-name="ce1" office:value-type="float" office:value="0.31138083403797" calcext:value-type="float">
            <text:p>0,31138083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28.3153594888889" calcext:value-type="float">
            <text:p>28,3153594889</text:p>
          </table:table-cell>
          <table:table-cell table:style-name="ce1" office:value-type="float" office:value="0.145544080821762" calcext:value-type="float">
            <text:p>0,145544080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69.8981154844909" calcext:value-type="float">
            <text:p>69,8981154845</text:p>
          </table:table-cell>
          <table:table-cell table:style-name="ce1" office:value-type="float" office:value="0.201913628233039" calcext:value-type="float">
            <text:p>0,2019136282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20.6349206" calcext:value-type="float">
            <text:p>20,6349206</text:p>
          </table:table-cell>
          <table:table-cell table:style-name="ce1" office:value-type="float" office:value="0.0982312563323364" calcext:value-type="float">
            <text:p>0,0982312563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60.049661720125" calcext:value-type="float">
            <text:p>160,0496617201</text:p>
          </table:table-cell>
          <table:table-cell table:style-name="ce1" office:value-type="float" office:value="0.451788412509471" calcext:value-type="float">
            <text:p>0,4517884125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56.880905852482" calcext:value-type="float">
            <text:p>156,8809058525</text:p>
          </table:table-cell>
          <table:table-cell table:style-name="ce1" office:value-type="float" office:value="0.202865909366623" calcext:value-type="float">
            <text:p>0,202865909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42.887996509621" calcext:value-type="float">
            <text:p>142,8879965096</text:p>
          </table:table-cell>
          <table:table-cell table:style-name="ce1" office:value-type="float" office:value="0.165435488543353" calcext:value-type="float">
            <text:p>0,1654354885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40.788190620694" calcext:value-type="float">
            <text:p>140,7881906207</text:p>
          </table:table-cell>
          <table:table-cell table:style-name="ce1" office:value-type="float" office:value="0.0747149097288851" calcext:value-type="float">
            <text:p>0,0747149097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20.295749564747" calcext:value-type="float">
            <text:p>120,2957495647</text:p>
          </table:table-cell>
          <table:table-cell table:style-name="ce1" office:value-type="float" office:value="0.100115405968915" calcext:value-type="float">
            <text:p>0,100115406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40.273223733277" calcext:value-type="float">
            <text:p>140,2732237333</text:p>
          </table:table-cell>
          <table:table-cell table:style-name="ce1" office:value-type="float" office:value="0.0455325582625778" calcext:value-type="float">
            <text:p>0,0455325583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35.808683446994" calcext:value-type="float">
            <text:p>135,808683447</text:p>
          </table:table-cell>
          <table:table-cell table:style-name="ce1" office:value-type="float" office:value="0.49002261240159" calcext:value-type="float">
            <text:p>0,4900226124</text:p>
          </table:table-cell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66.406328714076" calcext:value-type="float">
            <text:p>166,4063287141</text:p>
          </table:table-cell>
          <table:table-cell table:style-name="ce1" office:value-type="float" office:value="0.43396867183121" calcext:value-type="float">
            <text:p>0,433968671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94.3904665137947" calcext:value-type="float">
            <text:p>94,3904665138</text:p>
          </table:table-cell>
          <table:table-cell table:style-name="ce1" office:value-type="float" office:value="0.116931181345012" calcext:value-type="float">
            <text:p>0,1169311813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15.124022551054" calcext:value-type="float">
            <text:p>115,1240225511</text:p>
          </table:table-cell>
          <table:table-cell table:style-name="ce1" office:value-type="float" office:value="0.108492167957803" calcext:value-type="float">
            <text:p>0,10849216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84.2415060957616" calcext:value-type="float">
            <text:p>84,2415060958</text:p>
          </table:table-cell>
          <table:table-cell table:style-name="ce1" office:value-type="float" office:value="0.0561269670456057" calcext:value-type="float">
            <text:p>0,05612696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12.277170334195" calcext:value-type="float">
            <text:p>112,2771703342</text:p>
          </table:table-cell>
          <table:table-cell table:style-name="ce1" office:value-type="float" office:value="0.0520762406197453" calcext:value-type="float">
            <text:p>0,052076240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101.688144324582" calcext:value-type="float">
            <text:p>101,6881443246</text:p>
          </table:table-cell>
          <table:table-cell table:style-name="ce1" office:value-type="float" office:value="0.564157556497719" calcext:value-type="float">
            <text:p>0,5641575565</text:p>
          </table:table-cell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132.478959851017" calcext:value-type="float">
            <text:p>132,478959851</text:p>
          </table:table-cell>
          <table:table-cell table:style-name="ce1" office:value-type="float" office:value="0.57822140606167" calcext:value-type="float">
            <text:p>0,5782214061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64.1641599163555" calcext:value-type="float">
            <text:p>64,1641599164</text:p>
          </table:table-cell>
          <table:table-cell table:style-name="ce1" office:value-type="float" office:value="0.125138710799376" calcext:value-type="float">
            <text:p>0,125138710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108.303256292933" calcext:value-type="float">
            <text:p>108,3032562929</text:p>
          </table:table-cell>
          <table:table-cell table:style-name="ce1" office:value-type="float" office:value="0.135882030424493" calcext:value-type="float">
            <text:p>0,135882030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41.6755270209084" calcext:value-type="float">
            <text:p>41,6755270209</text:p>
          </table:table-cell>
          <table:table-cell table:style-name="ce1" office:value-type="float" office:value="0.0893847934281293" calcext:value-type="float">
            <text:p>0,089384793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75.8977015037595" calcext:value-type="float">
            <text:p>75,8977015038</text:p>
          </table:table-cell>
          <table:table-cell table:style-name="ce1" office:value-type="float" office:value="0.0970585931603519" calcext:value-type="float">
            <text:p>0,0970585932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66.4126950120063" calcext:value-type="float">
            <text:p>66,412695012</text:p>
          </table:table-cell>
          <table:table-cell table:style-name="ce1" office:value-type="float" office:value="0.46441727167436" calcext:value-type="float">
            <text:p>0,4644172717</text:p>
          </table:table-cell>
          <table:table-cell table:style-name="ce1" office:value-type="float" office:value="0.0001156114699263" calcext:value-type="float">
            <text:p>0,000115611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30.120506423237" calcext:value-type="float">
            <text:p>30,1205064232</text:p>
          </table:table-cell>
          <table:table-cell table:style-name="ce1" office:value-type="float" office:value="0.183742675392382" calcext:value-type="float">
            <text:p>0,183742675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59.4306501733776" calcext:value-type="float">
            <text:p>59,4306501734</text:p>
          </table:table-cell>
          <table:table-cell table:style-name="ce1" office:value-type="float" office:value="0.158425607428734" calcext:value-type="float">
            <text:p>0,158425607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27.8672437458228" calcext:value-type="float">
            <text:p>27,8672437458</text:p>
          </table:table-cell>
          <table:table-cell table:style-name="ce1" office:value-type="float" office:value="0.0643735247736637" calcext:value-type="float">
            <text:p>0,0643735248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41.9081046334559" calcext:value-type="float">
            <text:p>41,9081046335</text:p>
          </table:table-cell>
          <table:table-cell table:style-name="ce1" office:value-type="float" office:value="0.0976472781910894" calcext:value-type="float">
            <text:p>0,0976472782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17.9007653316456" calcext:value-type="float">
            <text:p>17,9007653316</text:p>
          </table:table-cell>
          <table:table-cell table:style-name="ce1" office:value-type="float" office:value="0.04016197104304" calcext:value-type="float">
            <text:p>0,040161971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42.8418575394556" calcext:value-type="float">
            <text:p>42,8418575395</text:p>
          </table:table-cell>
          <table:table-cell table:style-name="ce1" office:value-type="float" office:value="0.497794787885515" calcext:value-type="float">
            <text:p>0,4977947879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63.9622820488254" calcext:value-type="float">
            <text:p>63,9622820488</text:p>
          </table:table-cell>
          <table:table-cell table:style-name="ce1" office:value-type="float" office:value="0.437623334757833" calcext:value-type="float">
            <text:p>0,437623334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33.8730721621266" calcext:value-type="float">
            <text:p>33,8730721621</text:p>
          </table:table-cell>
          <table:table-cell table:style-name="ce1" office:value-type="float" office:value="0.215480733351105" calcext:value-type="float">
            <text:p>0,215480733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55.1417976994545" calcext:value-type="float">
            <text:p>55,1417976995</text:p>
          </table:table-cell>
          <table:table-cell table:style-name="ce1" office:value-type="float" office:value="0.178904646628914" calcext:value-type="float">
            <text:p>0,178904646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23.1759486943758" calcext:value-type="float">
            <text:p>23,1759486944</text:p>
          </table:table-cell>
          <table:table-cell table:style-name="ce1" office:value-type="float" office:value="0.134970333737963" calcext:value-type="float">
            <text:p>0,1349703337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40.5510644827272" calcext:value-type="float">
            <text:p>40,5510644827</text:p>
          </table:table-cell>
          <table:table-cell table:style-name="ce1" office:value-type="float" office:value="0.109061144283523" calcext:value-type="float">
            <text:p>0,1090611443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116.64280338275" calcext:value-type="float">
            <text:p>116,6428033828</text:p>
          </table:table-cell>
          <table:table-cell table:style-name="ce1" office:value-type="float" office:value="0.511741684355641" calcext:value-type="float">
            <text:p>0,511741684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93.7767601177775" calcext:value-type="float">
            <text:p>93,7767601178</text:p>
          </table:table-cell>
          <table:table-cell table:style-name="ce1" office:value-type="float" office:value="0.371909777935018" calcext:value-type="float">
            <text:p>0,3719097779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83.4617138486913" calcext:value-type="float">
            <text:p>83,4617138487</text:p>
          </table:table-cell>
          <table:table-cell table:style-name="ce1" office:value-type="float" office:value="0.121360223775524" calcext:value-type="float">
            <text:p>0,1213602238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71.2885786406269" calcext:value-type="float">
            <text:p>71,2885786406</text:p>
          </table:table-cell>
          <table:table-cell table:style-name="ce1" office:value-type="float" office:value="0.0915658849544633" calcext:value-type="float">
            <text:p>0,091565885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36.6981480304124" calcext:value-type="float">
            <text:p>36,6981480304</text:p>
          </table:table-cell>
          <table:table-cell table:style-name="ce1" office:value-type="float" office:value="0.065515658599338" calcext:value-type="float">
            <text:p>0,0655156586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35.139628030528" calcext:value-type="float">
            <text:p>35,1396280305</text:p>
          </table:table-cell>
          <table:table-cell table:style-name="ce1" office:value-type="float" office:value="0.0506143688632011" calcext:value-type="float">
            <text:p>0,0506143689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116.64280338275" calcext:value-type="float">
            <text:p>116,6428033828</text:p>
          </table:table-cell>
          <table:table-cell table:style-name="ce1" office:value-type="float" office:value="0.511741684355641" calcext:value-type="float">
            <text:p>0,5117416844</text:p>
          </table:table-cell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93.7767601177775" calcext:value-type="float">
            <text:p>93,7767601178</text:p>
          </table:table-cell>
          <table:table-cell table:style-name="ce1" office:value-type="float" office:value="0.371909777935018" calcext:value-type="float">
            <text:p>0,3719097779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83.4617138486913" calcext:value-type="float">
            <text:p>83,4617138487</text:p>
          </table:table-cell>
          <table:table-cell table:style-name="ce1" office:value-type="float" office:value="0.121360223775524" calcext:value-type="float">
            <text:p>0,121360223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71.2885786406269" calcext:value-type="float">
            <text:p>71,2885786406</text:p>
          </table:table-cell>
          <table:table-cell table:style-name="ce1" office:value-type="float" office:value="0.0915658849544633" calcext:value-type="float">
            <text:p>0,09156588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36.6981480304124" calcext:value-type="float">
            <text:p>36,6981480304</text:p>
          </table:table-cell>
          <table:table-cell table:style-name="ce1" office:value-type="float" office:value="0.065515658599338" calcext:value-type="float">
            <text:p>0,0655156586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35.139628030528" calcext:value-type="float">
            <text:p>35,1396280305</text:p>
          </table:table-cell>
          <table:table-cell table:style-name="ce1" office:value-type="float" office:value="0.0506143688632011" calcext:value-type="float">
            <text:p>0,0506143689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005" calcext:value-type="float">
            <text:p>0,00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499" calcext:value-type="float">
            <text:p>0,449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9449" calcext:value-type="float">
            <text:p>0,944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9884388530074" calcext:value-type="float">
            <text:p>0,199884388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9" calcext:value-type="float">
            <text:p>0,3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99" calcext:value-type="float">
            <text:p>0,299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 CINT bati" table:style-name="ta1">
        <office:forms form:automatic-focus="false" form:apply-design-mode="false"/>
        <table:table-column table:style-name="co2" table:default-cell-style-name="ce2"/>
        <table:table-column table:style-name="co1" table:number-columns-repeated="1023" table:default-cell-style-name="ce2"/>
        <table:table-row table:style-name="ro1">
          <table:table-cell table:style-name="ce1" office:value-type="string" calcext:value-type="string">
            <text:p>BRANCHE</text:p>
          </table:table-cell>
          <table:table-cell table:style-name="ce1" office:value-type="string" calcext:value-type="string">
            <text:p>GESTE</text:p>
          </table:table-cell>
          <table:table-cell table:style-name="ce1" office:value-type="string" calcext:value-type="string">
            <text:p>CHARGE_INIT</text:p>
          </table:table-cell>
          <table:table-cell table:style-name="ce1" office:value-type="string" calcext:value-type="string">
            <text:p>COUT_MOY</text:p>
          </table:table-cell>
          <table:table-cell table:style-name="ce1" office:value-type="string" calcext:value-type="string">
            <text:p>GAIN_MOY</text:p>
          </table:table-cell>
          <table:table-cell table:style-name="ce1" office:value-type="string" calcext:value-type="string">
            <text:p>PART_MARCHE</text:p>
          </table:table-cell>
          <table:table-cell table:style-name="ce1" office:value-type="string" calcext:value-type="string">
            <text:p>DUREE_VIE</text:p>
          </table:table-cell>
          <table:table-cell office:value-type="string" calcext:value-type="string">
            <text:p>CG ref </text:p>
          </table:table-cell>
          <table:table-cell office:value-type="string" calcext:value-type="string">
            <text:p>PM ref </text:p>
          </table:table-cell>
          <table:table-cell office:value-type="string" calcext:value-type="string">
            <text:p>CA </text:p>
          </table:table-cell>
          <table:table-cell office:value-type="string" calcext:value-type="string">
            <text:p>CINV/CA</text:p>
          </table:table-cell>
          <table:table-cell office:value-type="string" calcext:value-type="string">
            <text:p>COUT VARIABLE</text:p>
          </table:table-cell>
          <table:table-cell office:value-type="string" calcext:value-type="string">
            <text:p>CINT</text:p>
          </table:table-cell>
          <table:table-cell table:style-name="Default" office:value-type="string" calcext:value-type="string">
            <text:p>CG</text:p>
          </table:table-cell>
          <table:table-cell office:value-type="string" calcext:value-type="string">
            <text:p>CINT/CG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114.869421579401" calcext:value-type="float">
            <text:p>114,8694215794</text:p>
          </table:table-cell>
          <table:table-cell table:style-name="ce1" office:value-type="float" office:value="0.522983745681959" calcext:value-type="float">
            <text:p>0,5229837457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2];[$Feuille3.$A$2:.$H$10];8;0)" office:value-type="float" office:value="33.9649741618421" calcext:value-type="float">
            <text:p>33,9649741618</text:p>
          </table:table-cell>
          <table:table-cell table:formula="of:=VLOOKUP([.A2];[$Feuille3.$A$2:.$H$10];6;0)" office:value-type="float" office:value="0.28" calcext:value-type="float">
            <text:p>0,28</text:p>
          </table:table-cell>
          <table:table-cell table:formula="of:=(1/(1+[$Feuille3.$B$13]))*((1-(1/(1+[$Feuille3.$B$13]))^[.G2])/(1-(1/(1+[$Feuille3.$B$13]))))" office:value-type="float" office:value="13.800746294034" calcext:value-type="float">
            <text:p>13,800746294</text:p>
          </table:table-cell>
          <table:table-cell table:formula="of:=[.D2]/[.J2]" office:value-type="float" office:value="8.32342100434516" calcext:value-type="float">
            <text:p>8,3234210043</text:p>
          </table:table-cell>
          <table:table-cell table:formula="of:=[.K2]+[.C2]*(1-[.E2])" office:value-type="float" office:value="25.4792982656722" calcext:value-type="float">
            <text:p>25,4792982657</text:p>
          </table:table-cell>
          <table:table-cell table:formula="of:=([.F2]/[.I2])^(-1/[$Feuille3.$B$14])*[.H2]-[.K2]-[.C2]*(1-[.E2])" office:value-type="float" office:value="21.7593316424048" calcext:value-type="float">
            <text:p>21,7593316424</text:p>
          </table:table-cell>
          <table:table-cell table:formula="of:=[.L2]+[.M2]" office:value-type="float" office:value="47.238629908077" calcext:value-type="float">
            <text:p>47,2386299081</text:p>
          </table:table-cell>
          <table:table-cell table:style-name="ce3" table:formula="of:=[.M2]/[.N2]" office:value-type="percentage" office:value="0.46062579894351" calcext:value-type="percentage">
            <text:p>46,06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32.1992224529089" calcext:value-type="float">
            <text:p>32,1992224529</text:p>
          </table:table-cell>
          <table:table-cell table:style-name="ce1" office:value-type="float" office:value="0.290263253351329" calcext:value-type="float">
            <text:p>0,290263253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3];[$Feuille3.$A$2:.$H$10];8;0)" office:value-type="float" office:value="33.9649741618421" calcext:value-type="float">
            <text:p>33,9649741618</text:p>
          </table:table-cell>
          <table:table-cell table:formula="of:=VLOOKUP([.A3];[$Feuille3.$A$2:.$H$10];6;0)" office:value-type="float" office:value="0.28" calcext:value-type="float">
            <text:p>0,28</text:p>
          </table:table-cell>
          <table:table-cell table:formula="of:=(1/(1+[$Feuille3.$B$13]))*((1-(1/(1+[$Feuille3.$B$13]))^[.G3])/(1-(1/(1+[$Feuille3.$B$13]))))" office:value-type="float" office:value="13.800746294034" calcext:value-type="float">
            <text:p>13,800746294</text:p>
          </table:table-cell>
          <table:table-cell table:formula="of:=[.D3]/[.J3]" office:value-type="float" office:value="2.33315081423014" calcext:value-type="float">
            <text:p>2,3331508142</text:p>
          </table:table-cell>
          <table:table-cell table:formula="of:=[.K3]+[.C3]*(1-[.E3])" office:value-type="float" office:value="27.8588145691595" calcext:value-type="float">
            <text:p>27,8588145692</text:p>
          </table:table-cell>
          <table:table-cell table:formula="of:=([.F3]/[.I3])^(-1/[$Feuille3.$B$14])*[.H3]-[.K3]-[.C3]*(1-[.E3])" office:value-type="float" office:value="10.7713041171977" calcext:value-type="float">
            <text:p>10,7713041172</text:p>
          </table:table-cell>
          <table:table-cell table:formula="of:=[.L3]+[.M3]" office:value-type="float" office:value="38.6301186863572" calcext:value-type="float">
            <text:p>38,6301186864</text:p>
          </table:table-cell>
          <table:table-cell table:style-name="ce3" table:formula="of:=[.M3]/[.N3]" office:value-type="percentage" office:value="0.278831763491366" calcext:value-type="percentage">
            <text:p>27,88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107.574081401367" calcext:value-type="float">
            <text:p>107,5740814014</text:p>
          </table:table-cell>
          <table:table-cell table:style-name="ce1" office:value-type="float" office:value="0.31138083403797" calcext:value-type="float">
            <text:p>0,31138083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];[$Feuille3.$A$2:.$H$10];8;0)" office:value-type="float" office:value="33.9649741618421" calcext:value-type="float">
            <text:p>33,9649741618</text:p>
          </table:table-cell>
          <table:table-cell table:formula="of:=VLOOKUP([.A4];[$Feuille3.$A$2:.$H$10];6;0)" office:value-type="float" office:value="0.28" calcext:value-type="float">
            <text:p>0,28</text:p>
          </table:table-cell>
          <table:table-cell table:formula="of:=(1/(1+[$Feuille3.$B$13]))*((1-(1/(1+[$Feuille3.$B$13]))^[.G4])/(1-(1/(1+[$Feuille3.$B$13]))))" office:value-type="float" office:value="10.5940142455162" calcext:value-type="float">
            <text:p>10,5940142455</text:p>
          </table:table-cell>
          <table:table-cell table:formula="of:=[.D4]/[.J4]" office:value-type="float" office:value="10.1542322776182" calcext:value-type="float">
            <text:p>10,1542322776</text:p>
          </table:table-cell>
          <table:table-cell table:formula="of:=[.K4]+[.C4]*(1-[.E4])" office:value-type="float" office:value="34.9204027887918" calcext:value-type="float">
            <text:p>34,9204027888</text:p>
          </table:table-cell>
          <table:table-cell table:formula="of:=([.F4]/[.I4])^(-1/[$Feuille3.$B$14])*[.H4]-[.K4]-[.C4]*(1-[.E4])" office:value-type="float" office:value="3.70971589756536" calcext:value-type="float">
            <text:p>3,7097158976</text:p>
          </table:table-cell>
          <table:table-cell table:formula="of:=[.L4]+[.M4]" office:value-type="float" office:value="38.6301186863572" calcext:value-type="float">
            <text:p>38,6301186864</text:p>
          </table:table-cell>
          <table:table-cell table:style-name="ce3" table:formula="of:=[.M4]/[.N4]" office:value-type="percentage" office:value="0.0960316981597961" calcext:value-type="percentage">
            <text:p>9,60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28.3153594888889" calcext:value-type="float">
            <text:p>28,3153594889</text:p>
          </table:table-cell>
          <table:table-cell table:style-name="ce1" office:value-type="float" office:value="0.145544080821762" calcext:value-type="float">
            <text:p>0,145544080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5];[$Feuille3.$A$2:.$H$10];8;0)" office:value-type="float" office:value="33.9649741618421" calcext:value-type="float">
            <text:p>33,9649741618</text:p>
          </table:table-cell>
          <table:table-cell table:formula="of:=VLOOKUP([.A5];[$Feuille3.$A$2:.$H$10];6;0)" office:value-type="float" office:value="0.28" calcext:value-type="float">
            <text:p>0,28</text:p>
          </table:table-cell>
          <table:table-cell table:formula="of:=(1/(1+[$Feuille3.$B$13]))*((1-(1/(1+[$Feuille3.$B$13]))^[.G5])/(1-(1/(1+[$Feuille3.$B$13]))))" office:value-type="float" office:value="10.5940142455162" calcext:value-type="float">
            <text:p>10,5940142455</text:p>
          </table:table-cell>
          <table:table-cell table:formula="of:=[.D5]/[.J5]" office:value-type="float" office:value="2.67276962562828" calcext:value-type="float">
            <text:p>2,6727696256</text:p>
          </table:table-cell>
          <table:table-cell table:formula="of:=[.K5]+[.C5]*(1-[.E5])" office:value-type="float" office:value="33.4032546813066" calcext:value-type="float">
            <text:p>33,4032546813</text:p>
          </table:table-cell>
          <table:table-cell table:formula="of:=([.F5]/[.I5])^(-1/[$Feuille3.$B$14])*[.H5]-[.K5]-[.C5]*(1-[.E5])" office:value-type="float" office:value="5.22686400505055" calcext:value-type="float">
            <text:p>5,2268640051</text:p>
          </table:table-cell>
          <table:table-cell table:formula="of:=[.L5]+[.M5]" office:value-type="float" office:value="38.6301186863572" calcext:value-type="float">
            <text:p>38,6301186864</text:p>
          </table:table-cell>
          <table:table-cell table:style-name="ce3" table:formula="of:=[.M5]/[.N5]" office:value-type="percentage" office:value="0.135305408908736" calcext:value-type="percentage">
            <text:p>13,53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69.8981154844909" calcext:value-type="float">
            <text:p>69,8981154845</text:p>
          </table:table-cell>
          <table:table-cell table:style-name="ce1" office:value-type="float" office:value="0.201913628233039" calcext:value-type="float">
            <text:p>0,2019136282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6];[$Feuille3.$A$2:.$H$10];8;0)" office:value-type="float" office:value="33.9649741618421" calcext:value-type="float">
            <text:p>33,9649741618</text:p>
          </table:table-cell>
          <table:table-cell table:formula="of:=VLOOKUP([.A6];[$Feuille3.$A$2:.$H$10];6;0)" office:value-type="float" office:value="0.28" calcext:value-type="float">
            <text:p>0,28</text:p>
          </table:table-cell>
          <table:table-cell table:formula="of:=(1/(1+[$Feuille3.$B$13]))*((1-(1/(1+[$Feuille3.$B$13]))^[.G6])/(1-(1/(1+[$Feuille3.$B$13]))))" office:value-type="float" office:value="10.5940142455162" calcext:value-type="float">
            <text:p>10,5940142455</text:p>
          </table:table-cell>
          <table:table-cell table:formula="of:=[.D6]/[.J6]" office:value-type="float" office:value="6.59788762452106" calcext:value-type="float">
            <text:p>6,5978876245</text:p>
          </table:table-cell>
          <table:table-cell table:formula="of:=[.K6]+[.C6]*(1-[.E6])" office:value-type="float" office:value="35.3010433640381" calcext:value-type="float">
            <text:p>35,301043364</text:p>
          </table:table-cell>
          <table:table-cell table:formula="of:=([.F6]/[.I6])^(-1/[$Feuille3.$B$14])*[.H6]-[.K6]-[.C6]*(1-[.E6])" office:value-type="float" office:value="1.41996809479698" calcext:value-type="float">
            <text:p>1,4199680948</text:p>
          </table:table-cell>
          <table:table-cell table:formula="of:=[.L6]+[.M6]" office:value-type="float" office:value="36.7210114588351" calcext:value-type="float">
            <text:p>36,7210114588</text:p>
          </table:table-cell>
          <table:table-cell table:style-name="ce3" table:formula="of:=[.M6]/[.N6]" office:value-type="percentage" office:value="0.0386690899402047" calcext:value-type="percentage">
            <text:p>3,87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20.6349206" calcext:value-type="float">
            <text:p>20,6349206</text:p>
          </table:table-cell>
          <table:table-cell table:style-name="ce1" office:value-type="float" office:value="0.0982312563323364" calcext:value-type="float">
            <text:p>0,0982312563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7];[$Feuille3.$A$2:.$H$10];8;0)" office:value-type="float" office:value="33.9649741618421" calcext:value-type="float">
            <text:p>33,9649741618</text:p>
          </table:table-cell>
          <table:table-cell table:formula="of:=VLOOKUP([.A7];[$Feuille3.$A$2:.$H$10];6;0)" office:value-type="float" office:value="0.28" calcext:value-type="float">
            <text:p>0,28</text:p>
          </table:table-cell>
          <table:table-cell table:formula="of:=(1/(1+[$Feuille3.$B$13]))*((1-(1/(1+[$Feuille3.$B$13]))^[.G7])/(1-(1/(1+[$Feuille3.$B$13]))))" office:value-type="float" office:value="10.5940142455162" calcext:value-type="float">
            <text:p>10,5940142455</text:p>
          </table:table-cell>
          <table:table-cell table:formula="of:=[.D7]/[.J7]" office:value-type="float" office:value="1.94779052791378" calcext:value-type="float">
            <text:p>1,9477905279</text:p>
          </table:table-cell>
          <table:table-cell table:formula="of:=[.K7]+[.C7]*(1-[.E7])" office:value-type="float" office:value="34.3798800938781" calcext:value-type="float">
            <text:p>34,3798800939</text:p>
          </table:table-cell>
          <table:table-cell table:formula="of:=([.F7]/[.I7])^(-1/[$Feuille3.$B$14])*[.H7]-[.K7]-[.C7]*(1-[.E7])" office:value-type="float" office:value="2.34113136495699" calcext:value-type="float">
            <text:p>2,341131365</text:p>
          </table:table-cell>
          <table:table-cell table:formula="of:=[.L7]+[.M7]" office:value-type="float" office:value="36.7210114588351" calcext:value-type="float">
            <text:p>36,7210114588</text:p>
          </table:table-cell>
          <table:table-cell table:style-name="ce3" table:formula="of:=[.M7]/[.N7]" office:value-type="percentage" office:value="0.0637545446584837" calcext:value-type="percentage">
            <text:p>6,38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60.049661720125" calcext:value-type="float">
            <text:p>160,0496617201</text:p>
          </table:table-cell>
          <table:table-cell table:style-name="ce1" office:value-type="float" office:value="0.451788412509471" calcext:value-type="float">
            <text:p>0,4517884125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8];[$Feuille3.$A$2:.$H$10];8;0)" office:value-type="float" office:value="93.4300893351938" calcext:value-type="float">
            <text:p>93,4300893352</text:p>
          </table:table-cell>
          <table:table-cell table:formula="of:=VLOOKUP([.A8];[$Feuille3.$A$2:.$H$10];6;0)" office:value-type="float" office:value="0.28" calcext:value-type="float">
            <text:p>0,28</text:p>
          </table:table-cell>
          <table:table-cell table:formula="of:=(1/(1+[$Feuille3.$B$13]))*((1-(1/(1+[$Feuille3.$B$13]))^[.G8])/(1-(1/(1+[$Feuille3.$B$13]))))" office:value-type="float" office:value="13.800746294034" calcext:value-type="float">
            <text:p>13,800746294</text:p>
          </table:table-cell>
          <table:table-cell table:formula="of:=[.D8]/[.J8]" office:value-type="float" office:value="11.5971744071054" calcext:value-type="float">
            <text:p>11,5971744071</text:p>
          </table:table-cell>
          <table:table-cell table:formula="of:=[.K8]+[.C8]*(1-[.E8])" office:value-type="float" office:value="63.913055175915" calcext:value-type="float">
            <text:p>63,9130551759</text:p>
          </table:table-cell>
          <table:table-cell table:formula="of:=([.F8]/[.I8])^(-1/[$Feuille3.$B$14])*[.H8]-[.K8]-[.C8]*(1-[.E8])" office:value-type="float" office:value="77.7907517948125" calcext:value-type="float">
            <text:p>77,7907517948</text:p>
          </table:table-cell>
          <table:table-cell table:formula="of:=[.L8]+[.M8]" office:value-type="float" office:value="141.703806970727" calcext:value-type="float">
            <text:p>141,7038069707</text:p>
          </table:table-cell>
          <table:table-cell table:style-name="ce3" table:formula="of:=[.M8]/[.N8]" office:value-type="percentage" office:value="0.548967268119213" calcext:value-type="percentage">
            <text:p>54,90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56.880905852482" calcext:value-type="float">
            <text:p>156,8809058525</text:p>
          </table:table-cell>
          <table:table-cell table:style-name="ce1" office:value-type="float" office:value="0.202865909366623" calcext:value-type="float">
            <text:p>0,202865909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9];[$Feuille3.$A$2:.$H$10];8;0)" office:value-type="float" office:value="93.4300893351938" calcext:value-type="float">
            <text:p>93,4300893352</text:p>
          </table:table-cell>
          <table:table-cell table:formula="of:=VLOOKUP([.A9];[$Feuille3.$A$2:.$H$10];6;0)" office:value-type="float" office:value="0.28" calcext:value-type="float">
            <text:p>0,28</text:p>
          </table:table-cell>
          <table:table-cell table:formula="of:=(1/(1+[$Feuille3.$B$13]))*((1-(1/(1+[$Feuille3.$B$13]))^[.G9])/(1-(1/(1+[$Feuille3.$B$13]))))" office:value-type="float" office:value="13.800746294034" calcext:value-type="float">
            <text:p>13,800746294</text:p>
          </table:table-cell>
          <table:table-cell table:formula="of:=[.D9]/[.J9]" office:value-type="float" office:value="11.3675668337082" calcext:value-type="float">
            <text:p>11,3675668337</text:p>
          </table:table-cell>
          <table:table-cell table:formula="of:=[.K9]+[.C9]*(1-[.E9])" office:value-type="float" office:value="87.4381443149798" calcext:value-type="float">
            <text:p>87,438144315</text:p>
          </table:table-cell>
          <table:table-cell table:formula="of:=([.F9]/[.I9])^(-1/[$Feuille3.$B$14])*[.H9]-[.K9]-[.C9]*(1-[.E9])" office:value-type="float" office:value="54.2656626557476" calcext:value-type="float">
            <text:p>54,2656626557</text:p>
          </table:table-cell>
          <table:table-cell table:formula="of:=[.L9]+[.M9]" office:value-type="float" office:value="141.703806970727" calcext:value-type="float">
            <text:p>141,7038069707</text:p>
          </table:table-cell>
          <table:table-cell table:style-name="ce3" table:formula="of:=[.M9]/[.N9]" office:value-type="percentage" office:value="0.382951339246359" calcext:value-type="percentage">
            <text:p>38,30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42.887996509621" calcext:value-type="float">
            <text:p>142,8879965096</text:p>
          </table:table-cell>
          <table:table-cell table:style-name="ce1" office:value-type="float" office:value="0.165435488543353" calcext:value-type="float">
            <text:p>0,1654354885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10];[$Feuille3.$A$2:.$H$10];8;0)" office:value-type="float" office:value="93.4300893351938" calcext:value-type="float">
            <text:p>93,4300893352</text:p>
          </table:table-cell>
          <table:table-cell table:formula="of:=VLOOKUP([.A10];[$Feuille3.$A$2:.$H$10];6;0)" office:value-type="float" office:value="0.28" calcext:value-type="float">
            <text:p>0,28</text:p>
          </table:table-cell>
          <table:table-cell table:formula="of:=(1/(1+[$Feuille3.$B$13]))*((1-(1/(1+[$Feuille3.$B$13]))^[.G10])/(1-(1/(1+[$Feuille3.$B$13]))))" office:value-type="float" office:value="10.5940142455162" calcext:value-type="float">
            <text:p>10,5940142455</text:p>
          </table:table-cell>
          <table:table-cell table:formula="of:=[.D10]/[.J10]" office:value-type="float" office:value="13.4876160441352" calcext:value-type="float">
            <text:p>13,4876160441</text:p>
          </table:table-cell>
          <table:table-cell table:formula="of:=[.K10]+[.C10]*(1-[.E10])" office:value-type="float" office:value="93.1301819284254" calcext:value-type="float">
            <text:p>93,1301819284</text:p>
          </table:table-cell>
          <table:table-cell table:formula="of:=([.F10]/[.I10])^(-1/[$Feuille3.$B$14])*[.H10]-[.K10]-[.C10]*(1-[.E10])" office:value-type="float" office:value="22.750293272484" calcext:value-type="float">
            <text:p>22,7502932725</text:p>
          </table:table-cell>
          <table:table-cell table:formula="of:=[.L10]+[.M10]" office:value-type="float" office:value="115.880475200909" calcext:value-type="float">
            <text:p>115,8804752009</text:p>
          </table:table-cell>
          <table:table-cell table:style-name="ce3" table:formula="of:=[.M10]/[.N10]" office:value-type="percentage" office:value="0.196325508961198" calcext:value-type="percentage">
            <text:p>19,63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40.788190620694" calcext:value-type="float">
            <text:p>140,7881906207</text:p>
          </table:table-cell>
          <table:table-cell table:style-name="ce1" office:value-type="float" office:value="0.0747149097288851" calcext:value-type="float">
            <text:p>0,0747149097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11];[$Feuille3.$A$2:.$H$10];8;0)" office:value-type="float" office:value="93.4300893351938" calcext:value-type="float">
            <text:p>93,4300893352</text:p>
          </table:table-cell>
          <table:table-cell table:formula="of:=VLOOKUP([.A11];[$Feuille3.$A$2:.$H$10];6;0)" office:value-type="float" office:value="0.28" calcext:value-type="float">
            <text:p>0,28</text:p>
          </table:table-cell>
          <table:table-cell table:formula="of:=(1/(1+[$Feuille3.$B$13]))*((1-(1/(1+[$Feuille3.$B$13]))^[.G11])/(1-(1/(1+[$Feuille3.$B$13]))))" office:value-type="float" office:value="10.5940142455162" calcext:value-type="float">
            <text:p>10,5940142455</text:p>
          </table:table-cell>
          <table:table-cell table:formula="of:=[.D11]/[.J11]" office:value-type="float" office:value="13.2894092227865" calcext:value-type="float">
            <text:p>13,2894092228</text:p>
          </table:table-cell>
          <table:table-cell table:formula="of:=[.K11]+[.C11]*(1-[.E11])" office:value-type="float" office:value="101.589448047882" calcext:value-type="float">
            <text:p>101,5894480479</text:p>
          </table:table-cell>
          <table:table-cell table:formula="of:=([.F11]/[.I11])^(-1/[$Feuille3.$B$14])*[.H11]-[.K11]-[.C11]*(1-[.E11])" office:value-type="float" office:value="14.2910271530276" calcext:value-type="float">
            <text:p>14,291027153</text:p>
          </table:table-cell>
          <table:table-cell table:formula="of:=[.L11]+[.M11]" office:value-type="float" office:value="115.880475200909" calcext:value-type="float">
            <text:p>115,8804752009</text:p>
          </table:table-cell>
          <table:table-cell table:style-name="ce3" table:formula="of:=[.M11]/[.N11]" office:value-type="percentage" office:value="0.123325582918523" calcext:value-type="percentage">
            <text:p>12,33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20.295749564747" calcext:value-type="float">
            <text:p>120,2957495647</text:p>
          </table:table-cell>
          <table:table-cell table:style-name="ce1" office:value-type="float" office:value="0.100115405968915" calcext:value-type="float">
            <text:p>0,100115406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12];[$Feuille3.$A$2:.$H$10];8;0)" office:value-type="float" office:value="93.4300893351938" calcext:value-type="float">
            <text:p>93,4300893352</text:p>
          </table:table-cell>
          <table:table-cell table:formula="of:=VLOOKUP([.A12];[$Feuille3.$A$2:.$H$10];6;0)" office:value-type="float" office:value="0.28" calcext:value-type="float">
            <text:p>0,28</text:p>
          </table:table-cell>
          <table:table-cell table:formula="of:=(1/(1+[$Feuille3.$B$13]))*((1-(1/(1+[$Feuille3.$B$13]))^[.G12])/(1-(1/(1+[$Feuille3.$B$13]))))" office:value-type="float" office:value="10.5940142455162" calcext:value-type="float">
            <text:p>10,5940142455</text:p>
          </table:table-cell>
          <table:table-cell table:formula="of:=[.D12]/[.J12]" office:value-type="float" office:value="11.3550677558944" calcext:value-type="float">
            <text:p>11,3550677559</text:p>
          </table:table-cell>
          <table:table-cell table:formula="of:=[.K12]+[.C12]*(1-[.E12])" office:value-type="float" office:value="97.2311349556455" calcext:value-type="float">
            <text:p>97,2311349556</text:p>
          </table:table-cell>
          <table:table-cell table:formula="of:=([.F12]/[.I12])^(-1/[$Feuille3.$B$14])*[.H12]-[.K12]-[.C12]*(1-[.E12])" office:value-type="float" office:value="0.212341238696212" calcext:value-type="float">
            <text:p>0,2123412387</text:p>
          </table:table-cell>
          <table:table-cell table:formula="of:=[.L12]+[.M12]" office:value-type="float" office:value="97.4434761943417" calcext:value-type="float">
            <text:p>97,4434761943</text:p>
          </table:table-cell>
          <table:table-cell table:style-name="ce3" table:formula="of:=[.M12]/[.N12]" office:value-type="percentage" office:value="0.00217912216383493" calcext:value-type="percentage">
            <text:p>0,22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40.273223733277" calcext:value-type="float">
            <text:p>140,2732237333</text:p>
          </table:table-cell>
          <table:table-cell table:style-name="ce1" office:value-type="float" office:value="0.0455325582625778" calcext:value-type="float">
            <text:p>0,0455325583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13];[$Feuille3.$A$2:.$H$10];8;0)" office:value-type="float" office:value="93.4300893351938" calcext:value-type="float">
            <text:p>93,4300893352</text:p>
          </table:table-cell>
          <table:table-cell table:formula="of:=VLOOKUP([.A13];[$Feuille3.$A$2:.$H$10];6;0)" office:value-type="float" office:value="0.28" calcext:value-type="float">
            <text:p>0,28</text:p>
          </table:table-cell>
          <table:table-cell table:formula="of:=(1/(1+[$Feuille3.$B$13]))*((1-(1/(1+[$Feuille3.$B$13]))^[.G13])/(1-(1/(1+[$Feuille3.$B$13]))))" office:value-type="float" office:value="10.5940142455162" calcext:value-type="float">
            <text:p>10,5940142455</text:p>
          </table:table-cell>
          <table:table-cell table:formula="of:=[.D13]/[.J13]" office:value-type="float" office:value="13.2407999916223" calcext:value-type="float">
            <text:p>13,2407999916</text:p>
          </table:table-cell>
          <table:table-cell table:formula="of:=[.K13]+[.C13]*(1-[.E13])" office:value-type="float" office:value="104.325713224158" calcext:value-type="float">
            <text:p>104,3257132242</text:p>
          </table:table-cell>
          <table:table-cell table:formula="of:=([.F13]/[.I13])^(-1/[$Feuille3.$B$14])*[.H13]-[.K13]-[.C13]*(1-[.E13])" office:value-type="float" office:value="-6.88223702981668" calcext:value-type="float">
            <text:p>-6,8822370298</text:p>
          </table:table-cell>
          <table:table-cell table:formula="of:=[.L13]+[.M13]" office:value-type="float" office:value="97.4434761943417" calcext:value-type="float">
            <text:p>97,4434761943</text:p>
          </table:table-cell>
          <table:table-cell table:style-name="ce3" table:formula="of:=[.M13]/[.N13]" office:value-type="percentage" office:value="-0.0706279917199456" calcext:value-type="percentage">
            <text:p>-7,06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35.808683446994" calcext:value-type="float">
            <text:p>135,808683447</text:p>
          </table:table-cell>
          <table:table-cell table:style-name="ce1" office:value-type="float" office:value="0.49002261240159" calcext:value-type="float">
            <text:p>0,4900226124</text:p>
          </table:table-cell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14];[$Feuille3.$A$2:.$H$10];8;0)" office:value-type="float" office:value="42.5350376355406" calcext:value-type="float">
            <text:p>42,5350376355</text:p>
          </table:table-cell>
          <table:table-cell table:formula="of:=VLOOKUP([.A14];[$Feuille3.$A$2:.$H$10];6;0)" office:value-type="float" office:value="0.4499" calcext:value-type="float">
            <text:p>0,4499</text:p>
          </table:table-cell>
          <table:table-cell table:formula="of:=(1/(1+[$Feuille3.$B$13]))*((1-(1/(1+[$Feuille3.$B$13]))^[.G14])/(1-(1/(1+[$Feuille3.$B$13]))))" office:value-type="float" office:value="13.800746294034" calcext:value-type="float">
            <text:p>13,800746294</text:p>
          </table:table-cell>
          <table:table-cell table:formula="of:=[.D14]/[.J14]" office:value-type="float" office:value="9.84067676874139" calcext:value-type="float">
            <text:p>9,8406767687</text:p>
          </table:table-cell>
          <table:table-cell table:formula="of:=[.K14]+[.C14]*(1-[.E14])" office:value-type="float" office:value="32.5525389187113" calcext:value-type="float">
            <text:p>32,5525389187</text:p>
          </table:table-cell>
          <table:table-cell table:formula="of:=([.F14]/[.I14])^(-1/[$Feuille3.$B$14])*[.H14]-[.K14]-[.C14]*(1-[.E14])" office:value-type="float" office:value="89.1742933943963" calcext:value-type="float">
            <text:p>89,1742933944</text:p>
          </table:table-cell>
          <table:table-cell table:formula="of:=[.L14]+[.M14]" office:value-type="float" office:value="121.726832313108" calcext:value-type="float">
            <text:p>121,7268323131</text:p>
          </table:table-cell>
          <table:table-cell table:style-name="ce3" table:formula="of:=[.M14]/[.N14]" office:value-type="percentage" office:value="0.732577129461653" calcext:value-type="percentage">
            <text:p>73,26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66.406328714076" calcext:value-type="float">
            <text:p>166,4063287141</text:p>
          </table:table-cell>
          <table:table-cell table:style-name="ce1" office:value-type="float" office:value="0.43396867183121" calcext:value-type="float">
            <text:p>0,433968671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15];[$Feuille3.$A$2:.$H$10];8;0)" office:value-type="float" office:value="42.5350376355406" calcext:value-type="float">
            <text:p>42,5350376355</text:p>
          </table:table-cell>
          <table:table-cell table:formula="of:=VLOOKUP([.A15];[$Feuille3.$A$2:.$H$10];6;0)" office:value-type="float" office:value="0.4499" calcext:value-type="float">
            <text:p>0,4499</text:p>
          </table:table-cell>
          <table:table-cell table:formula="of:=(1/(1+[$Feuille3.$B$13]))*((1-(1/(1+[$Feuille3.$B$13]))^[.G15])/(1-(1/(1+[$Feuille3.$B$13]))))" office:value-type="float" office:value="13.800746294034" calcext:value-type="float">
            <text:p>13,800746294</text:p>
          </table:table-cell>
          <table:table-cell table:formula="of:=[.D15]/[.J15]" office:value-type="float" office:value="12.0577775410604" calcext:value-type="float">
            <text:p>12,0577775411</text:p>
          </table:table-cell>
          <table:table-cell table:formula="of:=[.K15]+[.C15]*(1-[.E15])" office:value-type="float" office:value="37.2660040439525" calcext:value-type="float">
            <text:p>37,266004044</text:p>
          </table:table-cell>
          <table:table-cell table:formula="of:=([.F15]/[.I15])^(-1/[$Feuille3.$B$14])*[.H15]-[.K15]-[.C15]*(1-[.E15])" office:value-type="float" office:value="31.1860241502237" calcext:value-type="float">
            <text:p>31,1860241502</text:p>
          </table:table-cell>
          <table:table-cell table:formula="of:=[.L15]+[.M15]" office:value-type="float" office:value="68.4520281941763" calcext:value-type="float">
            <text:p>68,4520281942</text:p>
          </table:table-cell>
          <table:table-cell table:style-name="ce3" table:formula="of:=[.M15]/[.N15]" office:value-type="percentage" office:value="0.455589483218219" calcext:value-type="percentage">
            <text:p>45,56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94.3904665137947" calcext:value-type="float">
            <text:p>94,3904665138</text:p>
          </table:table-cell>
          <table:table-cell table:style-name="ce1" office:value-type="float" office:value="0.116931181345012" calcext:value-type="float">
            <text:p>0,1169311813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16];[$Feuille3.$A$2:.$H$10];8;0)" office:value-type="float" office:value="42.5350376355406" calcext:value-type="float">
            <text:p>42,5350376355</text:p>
          </table:table-cell>
          <table:table-cell table:formula="of:=VLOOKUP([.A16];[$Feuille3.$A$2:.$H$10];6;0)" office:value-type="float" office:value="0.4499" calcext:value-type="float">
            <text:p>0,4499</text:p>
          </table:table-cell>
          <table:table-cell table:formula="of:=(1/(1+[$Feuille3.$B$13]))*((1-(1/(1+[$Feuille3.$B$13]))^[.G16])/(1-(1/(1+[$Feuille3.$B$13]))))" office:value-type="float" office:value="10.5940142455162" calcext:value-type="float">
            <text:p>10,5940142455</text:p>
          </table:table-cell>
          <table:table-cell table:formula="of:=[.D16]/[.J16]" office:value-type="float" office:value="8.90979229650789" calcext:value-type="float">
            <text:p>8,9097922965</text:p>
          </table:table-cell>
          <table:table-cell table:formula="of:=[.K16]+[.C16]*(1-[.E16])" office:value-type="float" office:value="48.2372953700802" calcext:value-type="float">
            <text:p>48,2372953701</text:p>
          </table:table-cell>
          <table:table-cell table:formula="of:=([.F16]/[.I16])^(-1/[$Feuille3.$B$14])*[.H16]-[.K16]-[.C16]*(1-[.E16])" office:value-type="float" office:value="20.2147328240961" calcext:value-type="float">
            <text:p>20,2147328241</text:p>
          </table:table-cell>
          <table:table-cell table:formula="of:=[.L16]+[.M16]" office:value-type="float" office:value="68.4520281941763" calcext:value-type="float">
            <text:p>68,4520281942</text:p>
          </table:table-cell>
          <table:table-cell table:style-name="ce3" table:formula="of:=[.M16]/[.N16]" office:value-type="percentage" office:value="0.295312401361629" calcext:value-type="percentage">
            <text:p>29,53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15.124022551054" calcext:value-type="float">
            <text:p>115,1240225511</text:p>
          </table:table-cell>
          <table:table-cell table:style-name="ce1" office:value-type="float" office:value="0.108492167957803" calcext:value-type="float">
            <text:p>0,10849216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17];[$Feuille3.$A$2:.$H$10];8;0)" office:value-type="float" office:value="42.5350376355406" calcext:value-type="float">
            <text:p>42,5350376355</text:p>
          </table:table-cell>
          <table:table-cell table:formula="of:=VLOOKUP([.A17];[$Feuille3.$A$2:.$H$10];6;0)" office:value-type="float" office:value="0.4499" calcext:value-type="float">
            <text:p>0,4499</text:p>
          </table:table-cell>
          <table:table-cell table:formula="of:=(1/(1+[$Feuille3.$B$13]))*((1-(1/(1+[$Feuille3.$B$13]))^[.G17])/(1-(1/(1+[$Feuille3.$B$13]))))" office:value-type="float" office:value="10.5940142455162" calcext:value-type="float">
            <text:p>10,5940142455</text:p>
          </table:table-cell>
          <table:table-cell table:formula="of:=[.D17]/[.J17]" office:value-type="float" office:value="10.8668933119265" calcext:value-type="float">
            <text:p>10,8668933119</text:p>
          </table:table-cell>
          <table:table-cell table:formula="of:=[.K17]+[.C17]*(1-[.E17])" office:value-type="float" office:value="50.570228164305" calcext:value-type="float">
            <text:p>50,5702281643</text:p>
          </table:table-cell>
          <table:table-cell table:formula="of:=([.F17]/[.I17])^(-1/[$Feuille3.$B$14])*[.H17]-[.K17]-[.C17]*(1-[.E17])" office:value-type="float" office:value="17.8818000298713" calcext:value-type="float">
            <text:p>17,8818000299</text:p>
          </table:table-cell>
          <table:table-cell table:formula="of:=[.L17]+[.M17]" office:value-type="float" office:value="68.4520281941763" calcext:value-type="float">
            <text:p>68,4520281942</text:p>
          </table:table-cell>
          <table:table-cell table:style-name="ce3" table:formula="of:=[.M17]/[.N17]" office:value-type="percentage" office:value="0.261231120561489" calcext:value-type="percentage">
            <text:p>26,12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84.2415060957616" calcext:value-type="float">
            <text:p>84,2415060958</text:p>
          </table:table-cell>
          <table:table-cell table:style-name="ce1" office:value-type="float" office:value="0.0561269670456057" calcext:value-type="float">
            <text:p>0,05612696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18];[$Feuille3.$A$2:.$H$10];8;0)" office:value-type="float" office:value="42.5350376355406" calcext:value-type="float">
            <text:p>42,5350376355</text:p>
          </table:table-cell>
          <table:table-cell table:formula="of:=VLOOKUP([.A18];[$Feuille3.$A$2:.$H$10];6;0)" office:value-type="float" office:value="0.4499" calcext:value-type="float">
            <text:p>0,4499</text:p>
          </table:table-cell>
          <table:table-cell table:formula="of:=(1/(1+[$Feuille3.$B$13]))*((1-(1/(1+[$Feuille3.$B$13]))^[.G18])/(1-(1/(1+[$Feuille3.$B$13]))))" office:value-type="float" office:value="10.5940142455162" calcext:value-type="float">
            <text:p>10,5940142455</text:p>
          </table:table-cell>
          <table:table-cell table:formula="of:=[.D18]/[.J18]" office:value-type="float" office:value="7.95180222939725" calcext:value-type="float">
            <text:p>7,9518022294</text:p>
          </table:table-cell>
          <table:table-cell table:formula="of:=[.K18]+[.C18]*(1-[.E18])" office:value-type="float" office:value="49.9872232751931" calcext:value-type="float">
            <text:p>49,9872232752</text:p>
          </table:table-cell>
          <table:table-cell table:formula="of:=([.F18]/[.I18])^(-1/[$Feuille3.$B$14])*[.H18]-[.K18]-[.C18]*(1-[.E18])" office:value-type="float" office:value="18.4648049189832" calcext:value-type="float">
            <text:p>18,464804919</text:p>
          </table:table-cell>
          <table:table-cell table:formula="of:=[.L18]+[.M18]" office:value-type="float" office:value="68.4520281941763" calcext:value-type="float">
            <text:p>68,4520281942</text:p>
          </table:table-cell>
          <table:table-cell table:style-name="ce3" table:formula="of:=[.M18]/[.N18]" office:value-type="percentage" office:value="0.26974810544115" calcext:value-type="percentage">
            <text:p>26,97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12.277170334195" calcext:value-type="float">
            <text:p>112,2771703342</text:p>
          </table:table-cell>
          <table:table-cell table:style-name="ce1" office:value-type="float" office:value="0.0520762406197453" calcext:value-type="float">
            <text:p>0,052076240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19];[$Feuille3.$A$2:.$H$10];8;0)" office:value-type="float" office:value="42.5350376355406" calcext:value-type="float">
            <text:p>42,5350376355</text:p>
          </table:table-cell>
          <table:table-cell table:formula="of:=VLOOKUP([.A19];[$Feuille3.$A$2:.$H$10];6;0)" office:value-type="float" office:value="0.4499" calcext:value-type="float">
            <text:p>0,4499</text:p>
          </table:table-cell>
          <table:table-cell table:formula="of:=(1/(1+[$Feuille3.$B$13]))*((1-(1/(1+[$Feuille3.$B$13]))^[.G19])/(1-(1/(1+[$Feuille3.$B$13]))))" office:value-type="float" office:value="10.5940142455162" calcext:value-type="float">
            <text:p>10,5940142455</text:p>
          </table:table-cell>
          <table:table-cell table:formula="of:=[.D19]/[.J19]" office:value-type="float" office:value="10.5981706020185" calcext:value-type="float">
            <text:p>10,598170602</text:p>
          </table:table-cell>
          <table:table-cell table:formula="of:=[.K19]+[.C19]*(1-[.E19])" office:value-type="float" office:value="52.8139909016413" calcext:value-type="float">
            <text:p>52,8139909016</text:p>
          </table:table-cell>
          <table:table-cell table:formula="of:=([.F19]/[.I19])^(-1/[$Feuille3.$B$14])*[.H19]-[.K19]-[.C19]*(1-[.E19])" office:value-type="float" office:value="15.638037292535" calcext:value-type="float">
            <text:p>15,6380372925</text:p>
          </table:table-cell>
          <table:table-cell table:formula="of:=[.L19]+[.M19]" office:value-type="float" office:value="68.4520281941763" calcext:value-type="float">
            <text:p>68,4520281942</text:p>
          </table:table-cell>
          <table:table-cell table:style-name="ce3" table:formula="of:=[.M19]/[.N19]" office:value-type="percentage" office:value="0.228452504696791" calcext:value-type="percentage">
            <text:p>22,8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101.688144324582" calcext:value-type="float">
            <text:p>101,6881443246</text:p>
          </table:table-cell>
          <table:table-cell table:style-name="ce1" office:value-type="float" office:value="0.564157556497719" calcext:value-type="float">
            <text:p>0,5641575565</text:p>
          </table:table-cell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20];[$Feuille3.$A$2:.$H$10];8;0)" office:value-type="float" office:value="9.2344562185902" calcext:value-type="float">
            <text:p>9,2344562186</text:p>
          </table:table-cell>
          <table:table-cell table:formula="of:=VLOOKUP([.A20];[$Feuille3.$A$2:.$H$10];6;0)" office:value-type="float" office:value="0.9449" calcext:value-type="float">
            <text:p>0,9449</text:p>
          </table:table-cell>
          <table:table-cell table:formula="of:=(1/(1+[$Feuille3.$B$13]))*((1-(1/(1+[$Feuille3.$B$13]))^[.G20])/(1-(1/(1+[$Feuille3.$B$13]))))" office:value-type="float" office:value="13.800746294034" calcext:value-type="float">
            <text:p>13,800746294</text:p>
          </table:table-cell>
          <table:table-cell table:formula="of:=[.D20]/[.J20]" office:value-type="float" office:value="7.36830763772112" calcext:value-type="float">
            <text:p>7,3683076377</text:p>
          </table:table-cell>
          <table:table-cell table:formula="of:=[.K20]+[.C20]*(1-[.E20])" office:value-type="float" office:value="12.2647604874509" calcext:value-type="float">
            <text:p>12,2647604875</text:p>
          </table:table-cell>
          <table:table-cell table:formula="of:=([.F20]/[.I20])^(-1/[$Feuille3.$B$14])*[.H20]-[.K20]-[.C20]*(1-[.E20])" office:value-type="float" office:value="16.7310036067475" calcext:value-type="float">
            <text:p>16,7310036067</text:p>
          </table:table-cell>
          <table:table-cell table:formula="of:=[.L20]+[.M20]" office:value-type="float" office:value="28.9957640941983" calcext:value-type="float">
            <text:p>28,9957640942</text:p>
          </table:table-cell>
          <table:table-cell table:style-name="ce3" table:formula="of:=[.M20]/[.N20]" office:value-type="percentage" office:value="0.577015441027647" calcext:value-type="percentage">
            <text:p>57,70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132.478959851017" calcext:value-type="float">
            <text:p>132,478959851</text:p>
          </table:table-cell>
          <table:table-cell table:style-name="ce1" office:value-type="float" office:value="0.57822140606167" calcext:value-type="float">
            <text:p>0,5782214061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21];[$Feuille3.$A$2:.$H$10];8;0)" office:value-type="float" office:value="9.2344562185902" calcext:value-type="float">
            <text:p>9,2344562186</text:p>
          </table:table-cell>
          <table:table-cell table:formula="of:=VLOOKUP([.A21];[$Feuille3.$A$2:.$H$10];6;0)" office:value-type="float" office:value="0.9449" calcext:value-type="float">
            <text:p>0,9449</text:p>
          </table:table-cell>
          <table:table-cell table:formula="of:=(1/(1+[$Feuille3.$B$13]))*((1-(1/(1+[$Feuille3.$B$13]))^[.G21])/(1-(1/(1+[$Feuille3.$B$13]))))" office:value-type="float" office:value="13.800746294034" calcext:value-type="float">
            <text:p>13,800746294</text:p>
          </table:table-cell>
          <table:table-cell table:formula="of:=[.D21]/[.J21]" office:value-type="float" office:value="9.59940549796842" calcext:value-type="float">
            <text:p>9,599405498</text:p>
          </table:table-cell>
          <table:table-cell table:formula="of:=[.K21]+[.C21]*(1-[.E21])" office:value-type="float" office:value="14.3378586455071" calcext:value-type="float">
            <text:p>14,3378586455</text:p>
          </table:table-cell>
          <table:table-cell table:formula="of:=([.F21]/[.I21])^(-1/[$Feuille3.$B$14])*[.H21]-[.K21]-[.C21]*(1-[.E21])" office:value-type="float" office:value="1.9676577601311" calcext:value-type="float">
            <text:p>1,9676577601</text:p>
          </table:table-cell>
          <table:table-cell table:formula="of:=[.L21]+[.M21]" office:value-type="float" office:value="16.3055164056382" calcext:value-type="float">
            <text:p>16,3055164056</text:p>
          </table:table-cell>
          <table:table-cell table:style-name="ce3" table:formula="of:=[.M21]/[.N21]" office:value-type="percentage" office:value="0.120674360209206" calcext:value-type="percentage">
            <text:p>12,07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64.1641599163555" calcext:value-type="float">
            <text:p>64,1641599164</text:p>
          </table:table-cell>
          <table:table-cell table:style-name="ce1" office:value-type="float" office:value="0.125138710799376" calcext:value-type="float">
            <text:p>0,125138710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22];[$Feuille3.$A$2:.$H$10];8;0)" office:value-type="float" office:value="9.2344562185902" calcext:value-type="float">
            <text:p>9,2344562186</text:p>
          </table:table-cell>
          <table:table-cell table:formula="of:=VLOOKUP([.A22];[$Feuille3.$A$2:.$H$10];6;0)" office:value-type="float" office:value="0.9449" calcext:value-type="float">
            <text:p>0,9449</text:p>
          </table:table-cell>
          <table:table-cell table:formula="of:=(1/(1+[$Feuille3.$B$13]))*((1-(1/(1+[$Feuille3.$B$13]))^[.G22])/(1-(1/(1+[$Feuille3.$B$13]))))" office:value-type="float" office:value="10.5940142455162" calcext:value-type="float">
            <text:p>10,5940142455</text:p>
          </table:table-cell>
          <table:table-cell table:formula="of:=[.D22]/[.J22]" office:value-type="float" office:value="6.05664278236293" calcext:value-type="float">
            <text:p>6,0566427824</text:p>
          </table:table-cell>
          <table:table-cell table:formula="of:=[.K22]+[.C22]*(1-[.E22])" office:value-type="float" office:value="15.8852336332267" calcext:value-type="float">
            <text:p>15,8852336332</text:p>
          </table:table-cell>
          <table:table-cell table:formula="of:=([.F22]/[.I22])^(-1/[$Feuille3.$B$14])*[.H22]-[.K22]-[.C22]*(1-[.E22])" office:value-type="float" office:value="0.420282772411507" calcext:value-type="float">
            <text:p>0,4202827724</text:p>
          </table:table-cell>
          <table:table-cell table:formula="of:=[.L22]+[.M22]" office:value-type="float" office:value="16.3055164056382" calcext:value-type="float">
            <text:p>16,3055164056</text:p>
          </table:table-cell>
          <table:table-cell table:style-name="ce3" table:formula="of:=[.M22]/[.N22]" office:value-type="percentage" office:value="0.0257754959705649" calcext:value-type="percentage">
            <text:p>2,58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108.303256292933" calcext:value-type="float">
            <text:p>108,3032562929</text:p>
          </table:table-cell>
          <table:table-cell table:style-name="ce1" office:value-type="float" office:value="0.135882030424493" calcext:value-type="float">
            <text:p>0,135882030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23];[$Feuille3.$A$2:.$H$10];8;0)" office:value-type="float" office:value="9.2344562185902" calcext:value-type="float">
            <text:p>9,2344562186</text:p>
          </table:table-cell>
          <table:table-cell table:formula="of:=VLOOKUP([.A23];[$Feuille3.$A$2:.$H$10];6;0)" office:value-type="float" office:value="0.9449" calcext:value-type="float">
            <text:p>0,9449</text:p>
          </table:table-cell>
          <table:table-cell table:formula="of:=(1/(1+[$Feuille3.$B$13]))*((1-(1/(1+[$Feuille3.$B$13]))^[.G23])/(1-(1/(1+[$Feuille3.$B$13]))))" office:value-type="float" office:value="10.5940142455162" calcext:value-type="float">
            <text:p>10,5940142455</text:p>
          </table:table-cell>
          <table:table-cell table:formula="of:=[.D23]/[.J23]" office:value-type="float" office:value="10.2230612290116" calcext:value-type="float">
            <text:p>10,223061229</text:p>
          </table:table-cell>
          <table:table-cell table:formula="of:=[.K23]+[.C23]*(1-[.E23])" office:value-type="float" office:value="19.9309567259047" calcext:value-type="float">
            <text:p>19,9309567259</text:p>
          </table:table-cell>
          <table:table-cell table:formula="of:=([.F23]/[.I23])^(-1/[$Feuille3.$B$14])*[.H23]-[.K23]-[.C23]*(1-[.E23])" office:value-type="float" office:value="-3.62544032026648" calcext:value-type="float">
            <text:p>-3,6254403203</text:p>
          </table:table-cell>
          <table:table-cell table:formula="of:=[.L23]+[.M23]" office:value-type="float" office:value="16.3055164056382" calcext:value-type="float">
            <text:p>16,3055164056</text:p>
          </table:table-cell>
          <table:table-cell table:style-name="ce3" table:formula="of:=[.M23]/[.N23]" office:value-type="percentage" office:value="-0.222344403579445" calcext:value-type="percentage">
            <text:p>-22,23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41.6755270209084" calcext:value-type="float">
            <text:p>41,6755270209</text:p>
          </table:table-cell>
          <table:table-cell table:style-name="ce1" office:value-type="float" office:value="0.0893847934281293" calcext:value-type="float">
            <text:p>0,089384793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24];[$Feuille3.$A$2:.$H$10];8;0)" office:value-type="float" office:value="9.2344562185902" calcext:value-type="float">
            <text:p>9,2344562186</text:p>
          </table:table-cell>
          <table:table-cell table:formula="of:=VLOOKUP([.A24];[$Feuille3.$A$2:.$H$10];6;0)" office:value-type="float" office:value="0.9449" calcext:value-type="float">
            <text:p>0,9449</text:p>
          </table:table-cell>
          <table:table-cell table:formula="of:=(1/(1+[$Feuille3.$B$13]))*((1-(1/(1+[$Feuille3.$B$13]))^[.G24])/(1-(1/(1+[$Feuille3.$B$13]))))" office:value-type="float" office:value="10.5940142455162" calcext:value-type="float">
            <text:p>10,5940142455</text:p>
          </table:table-cell>
          <table:table-cell table:formula="of:=[.D24]/[.J24]" office:value-type="float" office:value="3.93387492739565" calcext:value-type="float">
            <text:p>3,9338749274</text:p>
          </table:table-cell>
          <table:table-cell table:formula="of:=[.K24]+[.C24]*(1-[.E24])" office:value-type="float" office:value="14.1641415976098" calcext:value-type="float">
            <text:p>14,1641415976</text:p>
          </table:table-cell>
          <table:table-cell table:formula="of:=([.F24]/[.I24])^(-1/[$Feuille3.$B$14])*[.H24]-[.K24]-[.C24]*(1-[.E24])" office:value-type="float" office:value="2.14137480802842" calcext:value-type="float">
            <text:p>2,141374808</text:p>
          </table:table-cell>
          <table:table-cell table:formula="of:=[.L24]+[.M24]" office:value-type="float" office:value="16.3055164056382" calcext:value-type="float">
            <text:p>16,3055164056</text:p>
          </table:table-cell>
          <table:table-cell table:style-name="ce3" table:formula="of:=[.M24]/[.N24]" office:value-type="percentage" office:value="0.131328242219177" calcext:value-type="percentage">
            <text:p>13,13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75.8977015037595" calcext:value-type="float">
            <text:p>75,8977015038</text:p>
          </table:table-cell>
          <table:table-cell table:style-name="ce1" office:value-type="float" office:value="0.0970585931603519" calcext:value-type="float">
            <text:p>0,0970585932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25];[$Feuille3.$A$2:.$H$10];8;0)" office:value-type="float" office:value="9.2344562185902" calcext:value-type="float">
            <text:p>9,2344562186</text:p>
          </table:table-cell>
          <table:table-cell table:formula="of:=VLOOKUP([.A25];[$Feuille3.$A$2:.$H$10];6;0)" office:value-type="float" office:value="0.9449" calcext:value-type="float">
            <text:p>0,9449</text:p>
          </table:table-cell>
          <table:table-cell table:formula="of:=(1/(1+[$Feuille3.$B$13]))*((1-(1/(1+[$Feuille3.$B$13]))^[.G25])/(1-(1/(1+[$Feuille3.$B$13]))))" office:value-type="float" office:value="10.5940142455162" calcext:value-type="float">
            <text:p>10,5940142455</text:p>
          </table:table-cell>
          <table:table-cell table:formula="of:=[.D25]/[.J25]" office:value-type="float" office:value="7.16420610212816" calcext:value-type="float">
            <text:p>7,1642061021</text:p>
          </table:table-cell>
          <table:table-cell table:formula="of:=[.K25]+[.C25]*(1-[.E25])" office:value-type="float" office:value="17.3082618052204" calcext:value-type="float">
            <text:p>17,3082618052</text:p>
          </table:table-cell>
          <table:table-cell table:formula="of:=([.F25]/[.I25])^(-1/[$Feuille3.$B$14])*[.H25]-[.K25]-[.C25]*(1-[.E25])" office:value-type="float" office:value="-1.0027453995822" calcext:value-type="float">
            <text:p>-1,0027453996</text:p>
          </table:table-cell>
          <table:table-cell table:formula="of:=[.L25]+[.M25]" office:value-type="float" office:value="16.3055164056382" calcext:value-type="float">
            <text:p>16,3055164056</text:p>
          </table:table-cell>
          <table:table-cell table:style-name="ce3" table:formula="of:=[.M25]/[.N25]" office:value-type="percentage" office:value="-0.0614973101517635" calcext:value-type="percentage">
            <text:p>-6,1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66.4126950120063" calcext:value-type="float">
            <text:p>66,412695012</text:p>
          </table:table-cell>
          <table:table-cell table:style-name="ce1" office:value-type="float" office:value="0.46441727167436" calcext:value-type="float">
            <text:p>0,4644172717</text:p>
          </table:table-cell>
          <table:table-cell table:style-name="ce1" office:value-type="float" office:value="0.0001156114699263" calcext:value-type="float">
            <text:p>0,0001156115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26];[$Feuille3.$A$2:.$H$10];8;0)" office:value-type="float" office:value="21.5477071722206" calcext:value-type="float">
            <text:p>21,5477071722</text:p>
          </table:table-cell>
          <table:table-cell table:formula="of:=VLOOKUP([.A26];[$Feuille3.$A$2:.$H$10];6;0)" office:value-type="float" office:value="0.199884388530074" calcext:value-type="float">
            <text:p>0,1998843885</text:p>
          </table:table-cell>
          <table:table-cell table:formula="of:=(1/(1+[$Feuille3.$B$13]))*((1-(1/(1+[$Feuille3.$B$13]))^[.G26])/(1-(1/(1+[$Feuille3.$B$13]))))" office:value-type="float" office:value="13.800746294034" calcext:value-type="float">
            <text:p>13,800746294</text:p>
          </table:table-cell>
          <table:table-cell table:formula="of:=[.D26]/[.J26]" office:value-type="float" office:value="4.81225388808983" calcext:value-type="float">
            <text:p>4,8122538881</text:p>
          </table:table-cell>
          <table:table-cell table:formula="of:=[.K26]+[.C26]*(1-[.E26])" office:value-type="float" office:value="17.423999141201" calcext:value-type="float">
            <text:p>17,4239991412</text:p>
          </table:table-cell>
          <table:table-cell table:formula="of:=([.F26]/[.I26])^(-1/[$Feuille3.$B$14])*[.H26]-[.K26]-[.C26]*(1-[.E26])" office:value-type="float" office:value="37.2931307588822" calcext:value-type="float">
            <text:p>37,2931307589</text:p>
          </table:table-cell>
          <table:table-cell table:formula="of:=[.L26]+[.M26]" office:value-type="float" office:value="54.7171299000832" calcext:value-type="float">
            <text:p>54,7171299001</text:p>
          </table:table-cell>
          <table:table-cell table:style-name="ce3" table:formula="of:=[.M26]/[.N26]" office:value-type="percentage" office:value="0.681562260794412" calcext:value-type="percentage">
            <text:p>68,16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30.120506423237" calcext:value-type="float">
            <text:p>30,1205064232</text:p>
          </table:table-cell>
          <table:table-cell table:style-name="ce1" office:value-type="float" office:value="0.183742675392382" calcext:value-type="float">
            <text:p>0,183742675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27];[$Feuille3.$A$2:.$H$10];8;0)" office:value-type="float" office:value="21.5477071722206" calcext:value-type="float">
            <text:p>21,5477071722</text:p>
          </table:table-cell>
          <table:table-cell table:formula="of:=VLOOKUP([.A27];[$Feuille3.$A$2:.$H$10];6;0)" office:value-type="float" office:value="0.199884388530074" calcext:value-type="float">
            <text:p>0,1998843885</text:p>
          </table:table-cell>
          <table:table-cell table:formula="of:=(1/(1+[$Feuille3.$B$13]))*((1-(1/(1+[$Feuille3.$B$13]))^[.G27])/(1-(1/(1+[$Feuille3.$B$13]))))" office:value-type="float" office:value="13.800746294034" calcext:value-type="float">
            <text:p>13,800746294</text:p>
          </table:table-cell>
          <table:table-cell table:formula="of:=[.D27]/[.J27]" office:value-type="float" office:value="2.18252736348454" calcext:value-type="float">
            <text:p>2,1825273635</text:p>
          </table:table-cell>
          <table:table-cell table:formula="of:=[.K27]+[.C27]*(1-[.E27])" office:value-type="float" office:value="21.4035158205249" calcext:value-type="float">
            <text:p>21,4035158205</text:p>
          </table:table-cell>
          <table:table-cell table:formula="of:=([.F27]/[.I27])^(-1/[$Feuille3.$B$14])*[.H27]-[.K27]-[.C27]*(1-[.E27])" office:value-type="float" office:value="2.09272714772716" calcext:value-type="float">
            <text:p>2,0927271477</text:p>
          </table:table-cell>
          <table:table-cell table:formula="of:=[.L27]+[.M27]" office:value-type="float" office:value="23.4962429682521" calcext:value-type="float">
            <text:p>23,4962429683</text:p>
          </table:table-cell>
          <table:table-cell table:style-name="ce3" table:formula="of:=[.M27]/[.N27]" office:value-type="percentage" office:value="0.0890664584357097" calcext:value-type="percentage">
            <text:p>8,91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59.4306501733776" calcext:value-type="float">
            <text:p>59,4306501734</text:p>
          </table:table-cell>
          <table:table-cell table:style-name="ce1" office:value-type="float" office:value="0.158425607428734" calcext:value-type="float">
            <text:p>0,158425607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28];[$Feuille3.$A$2:.$H$10];8;0)" office:value-type="float" office:value="21.5477071722206" calcext:value-type="float">
            <text:p>21,5477071722</text:p>
          </table:table-cell>
          <table:table-cell table:formula="of:=VLOOKUP([.A28];[$Feuille3.$A$2:.$H$10];6;0)" office:value-type="float" office:value="0.199884388530074" calcext:value-type="float">
            <text:p>0,1998843885</text:p>
          </table:table-cell>
          <table:table-cell table:formula="of:=(1/(1+[$Feuille3.$B$13]))*((1-(1/(1+[$Feuille3.$B$13]))^[.G28])/(1-(1/(1+[$Feuille3.$B$13]))))" office:value-type="float" office:value="10.5940142455162" calcext:value-type="float">
            <text:p>10,5940142455</text:p>
          </table:table-cell>
          <table:table-cell table:formula="of:=[.D28]/[.J28]" office:value-type="float" office:value="5.60983294868904" calcext:value-type="float">
            <text:p>5,6098329487</text:p>
          </table:table-cell>
          <table:table-cell table:formula="of:=[.K28]+[.C28]*(1-[.E28])" office:value-type="float" office:value="25.4269803085966" calcext:value-type="float">
            <text:p>25,4269803086</text:p>
          </table:table-cell>
          <table:table-cell table:formula="of:=([.F28]/[.I28])^(-1/[$Feuille3.$B$14])*[.H28]-[.K28]-[.C28]*(1-[.E28])" office:value-type="float" office:value="-1.93073734034453" calcext:value-type="float">
            <text:p>-1,9307373403</text:p>
          </table:table-cell>
          <table:table-cell table:formula="of:=[.L28]+[.M28]" office:value-type="float" office:value="23.4962429682521" calcext:value-type="float">
            <text:p>23,4962429683</text:p>
          </table:table-cell>
          <table:table-cell table:style-name="ce3" table:formula="of:=[.M28]/[.N28]" office:value-type="percentage" office:value="-0.0821721729279579" calcext:value-type="percentage">
            <text:p>-8,22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27.8672437458228" calcext:value-type="float">
            <text:p>27,8672437458</text:p>
          </table:table-cell>
          <table:table-cell table:style-name="ce1" office:value-type="float" office:value="0.0643735247736637" calcext:value-type="float">
            <text:p>0,0643735248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29];[$Feuille3.$A$2:.$H$10];8;0)" office:value-type="float" office:value="21.5477071722206" calcext:value-type="float">
            <text:p>21,5477071722</text:p>
          </table:table-cell>
          <table:table-cell table:formula="of:=VLOOKUP([.A29];[$Feuille3.$A$2:.$H$10];6;0)" office:value-type="float" office:value="0.199884388530074" calcext:value-type="float">
            <text:p>0,1998843885</text:p>
          </table:table-cell>
          <table:table-cell table:formula="of:=(1/(1+[$Feuille3.$B$13]))*((1-(1/(1+[$Feuille3.$B$13]))^[.G29])/(1-(1/(1+[$Feuille3.$B$13]))))" office:value-type="float" office:value="10.5940142455162" calcext:value-type="float">
            <text:p>10,5940142455</text:p>
          </table:table-cell>
          <table:table-cell table:formula="of:=[.D29]/[.J29]" office:value-type="float" office:value="2.63047066956866" calcext:value-type="float">
            <text:p>2,6304706696</text:p>
          </table:table-cell>
          <table:table-cell table:formula="of:=[.K29]+[.C29]*(1-[.E29])" office:value-type="float" office:value="24.6623289307753" calcext:value-type="float">
            <text:p>24,6623289308</text:p>
          </table:table-cell>
          <table:table-cell table:formula="of:=([.F29]/[.I29])^(-1/[$Feuille3.$B$14])*[.H29]-[.K29]-[.C29]*(1-[.E29])" office:value-type="float" office:value="-2.32727440293429" calcext:value-type="float">
            <text:p>-2,3272744029</text:p>
          </table:table-cell>
          <table:table-cell table:formula="of:=[.L29]+[.M29]" office:value-type="float" office:value="22.335054527841" calcext:value-type="float">
            <text:p>22,3350545278</text:p>
          </table:table-cell>
          <table:table-cell table:style-name="ce3" table:formula="of:=[.M29]/[.N29]" office:value-type="percentage" office:value="-0.104198286152976" calcext:value-type="percentage">
            <text:p>-10,42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41.9081046334559" calcext:value-type="float">
            <text:p>41,9081046335</text:p>
          </table:table-cell>
          <table:table-cell table:style-name="ce1" office:value-type="float" office:value="0.0976472781910894" calcext:value-type="float">
            <text:p>0,0976472782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30];[$Feuille3.$A$2:.$H$10];8;0)" office:value-type="float" office:value="21.5477071722206" calcext:value-type="float">
            <text:p>21,5477071722</text:p>
          </table:table-cell>
          <table:table-cell table:formula="of:=VLOOKUP([.A30];[$Feuille3.$A$2:.$H$10];6;0)" office:value-type="float" office:value="0.199884388530074" calcext:value-type="float">
            <text:p>0,1998843885</text:p>
          </table:table-cell>
          <table:table-cell table:formula="of:=(1/(1+[$Feuille3.$B$13]))*((1-(1/(1+[$Feuille3.$B$13]))^[.G30])/(1-(1/(1+[$Feuille3.$B$13]))))" office:value-type="float" office:value="10.5940142455162" calcext:value-type="float">
            <text:p>10,5940142455</text:p>
          </table:table-cell>
          <table:table-cell table:formula="of:=[.D30]/[.J30]" office:value-type="float" office:value="3.95582860870639" calcext:value-type="float">
            <text:p>3,9558286087</text:p>
          </table:table-cell>
          <table:table-cell table:formula="of:=[.K30]+[.C30]*(1-[.E30])" office:value-type="float" office:value="25.2041662679189" calcext:value-type="float">
            <text:p>25,2041662679</text:p>
          </table:table-cell>
          <table:table-cell table:formula="of:=([.F30]/[.I30])^(-1/[$Feuille3.$B$14])*[.H30]-[.K30]-[.C30]*(1-[.E30])" office:value-type="float" office:value="-3.65801646591235" calcext:value-type="float">
            <text:p>-3,6580164659</text:p>
          </table:table-cell>
          <table:table-cell table:formula="of:=[.L30]+[.M30]" office:value-type="float" office:value="21.5461498020065" calcext:value-type="float">
            <text:p>21,546149802</text:p>
          </table:table-cell>
          <table:table-cell table:style-name="ce3" table:formula="of:=[.M30]/[.N30]" office:value-type="percentage" office:value="-0.169775876410721" calcext:value-type="percentage">
            <text:p>-16,98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17.9007653316456" calcext:value-type="float">
            <text:p>17,9007653316</text:p>
          </table:table-cell>
          <table:table-cell table:style-name="ce1" office:value-type="float" office:value="0.04016197104304" calcext:value-type="float">
            <text:p>0,040161971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31];[$Feuille3.$A$2:.$H$10];8;0)" office:value-type="float" office:value="21.5477071722206" calcext:value-type="float">
            <text:p>21,5477071722</text:p>
          </table:table-cell>
          <table:table-cell table:formula="of:=VLOOKUP([.A31];[$Feuille3.$A$2:.$H$10];6;0)" office:value-type="float" office:value="0.199884388530074" calcext:value-type="float">
            <text:p>0,1998843885</text:p>
          </table:table-cell>
          <table:table-cell table:formula="of:=(1/(1+[$Feuille3.$B$13]))*((1-(1/(1+[$Feuille3.$B$13]))^[.G31])/(1-(1/(1+[$Feuille3.$B$13]))))" office:value-type="float" office:value="10.5940142455162" calcext:value-type="float">
            <text:p>10,5940142455</text:p>
          </table:table-cell>
          <table:table-cell table:formula="of:=[.D31]/[.J31]" office:value-type="float" office:value="1.68970561269747" calcext:value-type="float">
            <text:p>1,6897056127</text:p>
          </table:table-cell>
          <table:table-cell table:formula="of:=[.K31]+[.C31]*(1-[.E31])" office:value-type="float" office:value="24.2916904513374" calcext:value-type="float">
            <text:p>24,2916904513</text:p>
          </table:table-cell>
          <table:table-cell table:formula="of:=([.F31]/[.I31])^(-1/[$Feuille3.$B$14])*[.H31]-[.K31]-[.C31]*(1-[.E31])" office:value-type="float" office:value="-2.74554064933085" calcext:value-type="float">
            <text:p>-2,7455406493</text:p>
          </table:table-cell>
          <table:table-cell table:formula="of:=[.L31]+[.M31]" office:value-type="float" office:value="21.5461498020065" calcext:value-type="float">
            <text:p>21,546149802</text:p>
          </table:table-cell>
          <table:table-cell table:style-name="ce3" table:formula="of:=[.M31]/[.N31]" office:value-type="percentage" office:value="-0.127426044771821" calcext:value-type="percentage">
            <text:p>-12,74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42.8418575394556" calcext:value-type="float">
            <text:p>42,8418575395</text:p>
          </table:table-cell>
          <table:table-cell table:style-name="ce1" office:value-type="float" office:value="0.497794787885515" calcext:value-type="float">
            <text:p>0,4977947879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32];[$Feuille3.$A$2:.$H$10];8;0)" office:value-type="float" office:value="26.7005606893206" calcext:value-type="float">
            <text:p>26,7005606893</text:p>
          </table:table-cell>
          <table:table-cell table:formula="of:=VLOOKUP([.A32];[$Feuille3.$A$2:.$H$10];6;0)" office:value-type="float" office:value="0.39" calcext:value-type="float">
            <text:p>0,39</text:p>
          </table:table-cell>
          <table:table-cell table:formula="of:=(1/(1+[$Feuille3.$B$13]))*((1-(1/(1+[$Feuille3.$B$13]))^[.G32])/(1-(1/(1+[$Feuille3.$B$13]))))" office:value-type="float" office:value="13.800746294034" calcext:value-type="float">
            <text:p>13,800746294</text:p>
          </table:table-cell>
          <table:table-cell table:formula="of:=[.D32]/[.J32]" office:value-type="float" office:value="3.10431455130626" calcext:value-type="float">
            <text:p>3,1043145513</text:p>
          </table:table-cell>
          <table:table-cell table:formula="of:=[.K32]+[.C32]*(1-[.E32])" office:value-type="float" office:value="17.5178857200912" calcext:value-type="float">
            <text:p>17,5178857201</text:p>
          </table:table-cell>
          <table:table-cell table:formula="of:=([.F32]/[.I32])^(-1/[$Feuille3.$B$14])*[.H32]-[.K32]-[.C32]*(1-[.E32])" office:value-type="float" office:value="24.6909581958166" calcext:value-type="float">
            <text:p>24,6909581958</text:p>
          </table:table-cell>
          <table:table-cell table:formula="of:=[.L32]+[.M32]" office:value-type="float" office:value="42.2088439159078" calcext:value-type="float">
            <text:p>42,2088439159</text:p>
          </table:table-cell>
          <table:table-cell table:style-name="ce3" table:formula="of:=[.M32]/[.N32]" office:value-type="percentage" office:value="0.584971202836262" calcext:value-type="percentage">
            <text:p>58,50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63.9622820488254" calcext:value-type="float">
            <text:p>63,9622820488</text:p>
          </table:table-cell>
          <table:table-cell table:style-name="ce1" office:value-type="float" office:value="0.437623334757833" calcext:value-type="float">
            <text:p>0,437623334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33];[$Feuille3.$A$2:.$H$10];8;0)" office:value-type="float" office:value="26.7005606893206" calcext:value-type="float">
            <text:p>26,7005606893</text:p>
          </table:table-cell>
          <table:table-cell table:formula="of:=VLOOKUP([.A33];[$Feuille3.$A$2:.$H$10];6;0)" office:value-type="float" office:value="0.39" calcext:value-type="float">
            <text:p>0,39</text:p>
          </table:table-cell>
          <table:table-cell table:formula="of:=(1/(1+[$Feuille3.$B$13]))*((1-(1/(1+[$Feuille3.$B$13]))^[.G33])/(1-(1/(1+[$Feuille3.$B$13]))))" office:value-type="float" office:value="13.800746294034" calcext:value-type="float">
            <text:p>13,800746294</text:p>
          </table:table-cell>
          <table:table-cell table:formula="of:=[.D33]/[.J33]" office:value-type="float" office:value="4.63469733346784" calcext:value-type="float">
            <text:p>4,6346973335</text:p>
          </table:table-cell>
          <table:table-cell table:formula="of:=[.K33]+[.C33]*(1-[.E33])" office:value-type="float" office:value="20.7752229445084" calcext:value-type="float">
            <text:p>20,7752229445</text:p>
          </table:table-cell>
          <table:table-cell table:formula="of:=([.F33]/[.I33])^(-1/[$Feuille3.$B$14])*[.H33]-[.K33]-[.C33]*(1-[.E33])" office:value-type="float" office:value="10.8769446906483" calcext:value-type="float">
            <text:p>10,8769446906</text:p>
          </table:table-cell>
          <table:table-cell table:formula="of:=[.L33]+[.M33]" office:value-type="float" office:value="31.6521676351567" calcext:value-type="float">
            <text:p>31,6521676352</text:p>
          </table:table-cell>
          <table:table-cell table:style-name="ce3" table:formula="of:=[.M33]/[.N33]" office:value-type="percentage" office:value="0.343639804263108" calcext:value-type="percentage">
            <text:p>34,36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33.8730721621266" calcext:value-type="float">
            <text:p>33,8730721621</text:p>
          </table:table-cell>
          <table:table-cell table:style-name="ce1" office:value-type="float" office:value="0.215480733351105" calcext:value-type="float">
            <text:p>0,215480733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34];[$Feuille3.$A$2:.$H$10];8;0)" office:value-type="float" office:value="26.7005606893206" calcext:value-type="float">
            <text:p>26,7005606893</text:p>
          </table:table-cell>
          <table:table-cell table:formula="of:=VLOOKUP([.A34];[$Feuille3.$A$2:.$H$10];6;0)" office:value-type="float" office:value="0.39" calcext:value-type="float">
            <text:p>0,39</text:p>
          </table:table-cell>
          <table:table-cell table:formula="of:=(1/(1+[$Feuille3.$B$13]))*((1-(1/(1+[$Feuille3.$B$13]))^[.G34])/(1-(1/(1+[$Feuille3.$B$13]))))" office:value-type="float" office:value="10.5940142455162" calcext:value-type="float">
            <text:p>10,5940142455</text:p>
          </table:table-cell>
          <table:table-cell table:formula="of:=[.D34]/[.J34]" office:value-type="float" office:value="3.19737838529556" calcext:value-type="float">
            <text:p>3,1973783853</text:p>
          </table:table-cell>
          <table:table-cell table:formula="of:=[.K34]+[.C34]*(1-[.E34])" office:value-type="float" office:value="25.7135212096935" calcext:value-type="float">
            <text:p>25,7135212097</text:p>
          </table:table-cell>
          <table:table-cell table:formula="of:=([.F34]/[.I34])^(-1/[$Feuille3.$B$14])*[.H34]-[.K34]-[.C34]*(1-[.E34])" office:value-type="float" office:value="5.93864642546327" calcext:value-type="float">
            <text:p>5,9386464255</text:p>
          </table:table-cell>
          <table:table-cell table:formula="of:=[.L34]+[.M34]" office:value-type="float" office:value="31.6521676351567" calcext:value-type="float">
            <text:p>31,6521676352</text:p>
          </table:table-cell>
          <table:table-cell table:style-name="ce3" table:formula="of:=[.M34]/[.N34]" office:value-type="percentage" office:value="0.187622108347078" calcext:value-type="percentage">
            <text:p>18,76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55.1417976994545" calcext:value-type="float">
            <text:p>55,1417976995</text:p>
          </table:table-cell>
          <table:table-cell table:style-name="ce1" office:value-type="float" office:value="0.178904646628914" calcext:value-type="float">
            <text:p>0,178904646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35];[$Feuille3.$A$2:.$H$10];8;0)" office:value-type="float" office:value="26.7005606893206" calcext:value-type="float">
            <text:p>26,7005606893</text:p>
          </table:table-cell>
          <table:table-cell table:formula="of:=VLOOKUP([.A35];[$Feuille3.$A$2:.$H$10];6;0)" office:value-type="float" office:value="0.39" calcext:value-type="float">
            <text:p>0,39</text:p>
          </table:table-cell>
          <table:table-cell table:formula="of:=(1/(1+[$Feuille3.$B$13]))*((1-(1/(1+[$Feuille3.$B$13]))^[.G35])/(1-(1/(1+[$Feuille3.$B$13]))))" office:value-type="float" office:value="10.5940142455162" calcext:value-type="float">
            <text:p>10,5940142455</text:p>
          </table:table-cell>
          <table:table-cell table:formula="of:=[.D35]/[.J35]" office:value-type="float" office:value="5.20499561559424" calcext:value-type="float">
            <text:p>5,2049956156</text:p>
          </table:table-cell>
          <table:table-cell table:formula="of:=[.K35]+[.C35]*(1-[.E35])" office:value-type="float" office:value="28.7708926367402" calcext:value-type="float">
            <text:p>28,7708926367</text:p>
          </table:table-cell>
          <table:table-cell table:formula="of:=([.F35]/[.I35])^(-1/[$Feuille3.$B$14])*[.H35]-[.K35]-[.C35]*(1-[.E35])" office:value-type="float" office:value="2.88127499841649" calcext:value-type="float">
            <text:p>2,8812749984</text:p>
          </table:table-cell>
          <table:table-cell table:formula="of:=[.L35]+[.M35]" office:value-type="float" office:value="31.6521676351567" calcext:value-type="float">
            <text:p>31,6521676352</text:p>
          </table:table-cell>
          <table:table-cell table:style-name="ce3" table:formula="of:=[.M35]/[.N35]" office:value-type="percentage" office:value="0.091029310587127" calcext:value-type="percentage">
            <text:p>9,10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23.1759486943758" calcext:value-type="float">
            <text:p>23,1759486944</text:p>
          </table:table-cell>
          <table:table-cell table:style-name="ce1" office:value-type="float" office:value="0.134970333737963" calcext:value-type="float">
            <text:p>0,1349703337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36];[$Feuille3.$A$2:.$H$10];8;0)" office:value-type="float" office:value="26.7005606893206" calcext:value-type="float">
            <text:p>26,7005606893</text:p>
          </table:table-cell>
          <table:table-cell table:formula="of:=VLOOKUP([.A36];[$Feuille3.$A$2:.$H$10];6;0)" office:value-type="float" office:value="0.39" calcext:value-type="float">
            <text:p>0,39</text:p>
          </table:table-cell>
          <table:table-cell table:formula="of:=(1/(1+[$Feuille3.$B$13]))*((1-(1/(1+[$Feuille3.$B$13]))^[.G36])/(1-(1/(1+[$Feuille3.$B$13]))))" office:value-type="float" office:value="10.5940142455162" calcext:value-type="float">
            <text:p>10,5940142455</text:p>
          </table:table-cell>
          <table:table-cell table:formula="of:=[.D36]/[.J36]" office:value-type="float" office:value="2.18764560413772" calcext:value-type="float">
            <text:p>2,1876456041</text:p>
          </table:table-cell>
          <table:table-cell table:formula="of:=[.K36]+[.C36]*(1-[.E36])" office:value-type="float" office:value="27.0144820387541" calcext:value-type="float">
            <text:p>27,0144820388</text:p>
          </table:table-cell>
          <table:table-cell table:formula="of:=([.F36]/[.I36])^(-1/[$Feuille3.$B$14])*[.H36]-[.K36]-[.C36]*(1-[.E36])" office:value-type="float" office:value="3.92448440254769" calcext:value-type="float">
            <text:p>3,9244844025</text:p>
          </table:table-cell>
          <table:table-cell table:formula="of:=[.L36]+[.M36]" office:value-type="float" office:value="30.9389664413017" calcext:value-type="float">
            <text:p>30,9389664413</text:p>
          </table:table-cell>
          <table:table-cell table:style-name="ce3" table:formula="of:=[.M36]/[.N36]" office:value-type="percentage" office:value="0.126846008576057" calcext:value-type="percentage">
            <text:p>12,68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40.5510644827272" calcext:value-type="float">
            <text:p>40,5510644827</text:p>
          </table:table-cell>
          <table:table-cell table:style-name="ce1" office:value-type="float" office:value="0.109061144283523" calcext:value-type="float">
            <text:p>0,1090611443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37];[$Feuille3.$A$2:.$H$10];8;0)" office:value-type="float" office:value="26.7005606893206" calcext:value-type="float">
            <text:p>26,7005606893</text:p>
          </table:table-cell>
          <table:table-cell table:formula="of:=VLOOKUP([.A37];[$Feuille3.$A$2:.$H$10];6;0)" office:value-type="float" office:value="0.39" calcext:value-type="float">
            <text:p>0,39</text:p>
          </table:table-cell>
          <table:table-cell table:formula="of:=(1/(1+[$Feuille3.$B$13]))*((1-(1/(1+[$Feuille3.$B$13]))^[.G37])/(1-(1/(1+[$Feuille3.$B$13]))))" office:value-type="float" office:value="10.5940142455162" calcext:value-type="float">
            <text:p>10,5940142455</text:p>
          </table:table-cell>
          <table:table-cell table:formula="of:=[.D37]/[.J37]" office:value-type="float" office:value="3.82773361852804" calcext:value-type="float">
            <text:p>3,8277336185</text:p>
          </table:table-cell>
          <table:table-cell table:formula="of:=[.K37]+[.C37]*(1-[.E37])" office:value-type="float" office:value="29.3981783174926" calcext:value-type="float">
            <text:p>29,3981783175</text:p>
          </table:table-cell>
          <table:table-cell table:formula="of:=([.F37]/[.I37])^(-1/[$Feuille3.$B$14])*[.H37]-[.K37]-[.C37]*(1-[.E37])" office:value-type="float" office:value="1.23277674154917" calcext:value-type="float">
            <text:p>1,2327767415</text:p>
          </table:table-cell>
          <table:table-cell table:formula="of:=[.L37]+[.M37]" office:value-type="float" office:value="30.6309550590418" calcext:value-type="float">
            <text:p>30,630955059</text:p>
          </table:table-cell>
          <table:table-cell table:style-name="ce3" table:formula="of:=[.M37]/[.N37]" office:value-type="percentage" office:value="0.0402461085256065" calcext:value-type="percentage">
            <text:p>4,02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116.64280338275" calcext:value-type="float">
            <text:p>116,6428033828</text:p>
          </table:table-cell>
          <table:table-cell table:style-name="ce1" office:value-type="float" office:value="0.511741684355641" calcext:value-type="float">
            <text:p>0,511741684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38];[$Feuille3.$A$2:.$H$10];8;0)" office:value-type="float" office:value="40.3645154084128" calcext:value-type="float">
            <text:p>40,3645154084</text:p>
          </table:table-cell>
          <table:table-cell table:formula="of:=VLOOKUP([.A38];[$Feuille3.$A$2:.$H$10];6;0)" office:value-type="float" office:value="0.14" calcext:value-type="float">
            <text:p>0,14</text:p>
          </table:table-cell>
          <table:table-cell table:formula="of:=(1/(1+[$Feuille3.$B$13]))*((1-(1/(1+[$Feuille3.$B$13]))^[.G38])/(1-(1/(1+[$Feuille3.$B$13]))))" office:value-type="float" office:value="13.800746294034" calcext:value-type="float">
            <text:p>13,800746294</text:p>
          </table:table-cell>
          <table:table-cell table:formula="of:=[.D38]/[.J38]" office:value-type="float" office:value="8.45191998299211" calcext:value-type="float">
            <text:p>8,451919983</text:p>
          </table:table-cell>
          <table:table-cell table:formula="of:=[.K38]+[.C38]*(1-[.E38])" office:value-type="float" office:value="29.1367469193932" calcext:value-type="float">
            <text:p>29,1367469194</text:p>
          </table:table-cell>
          <table:table-cell table:formula="of:=([.F38]/[.I38])^(-1/[$Feuille3.$B$14])*[.H38]-[.K38]-[.C38]*(1-[.E38])" office:value-type="float" office:value="27.0023920568711" calcext:value-type="float">
            <text:p>27,0023920569</text:p>
          </table:table-cell>
          <table:table-cell table:formula="of:=[.L38]+[.M38]" office:value-type="float" office:value="56.1391389762644" calcext:value-type="float">
            <text:p>56,1391389763</text:p>
          </table:table-cell>
          <table:table-cell table:style-name="ce3" table:formula="of:=[.M38]/[.N38]" office:value-type="percentage" office:value="0.480990491647685" calcext:value-type="percentage">
            <text:p>48,10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93.7767601177775" calcext:value-type="float">
            <text:p>93,7767601178</text:p>
          </table:table-cell>
          <table:table-cell table:style-name="ce1" office:value-type="float" office:value="0.371909777935018" calcext:value-type="float">
            <text:p>0,3719097779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39];[$Feuille3.$A$2:.$H$10];8;0)" office:value-type="float" office:value="40.3645154084128" calcext:value-type="float">
            <text:p>40,3645154084</text:p>
          </table:table-cell>
          <table:table-cell table:formula="of:=VLOOKUP([.A39];[$Feuille3.$A$2:.$H$10];6;0)" office:value-type="float" office:value="0.14" calcext:value-type="float">
            <text:p>0,14</text:p>
          </table:table-cell>
          <table:table-cell table:formula="of:=(1/(1+[$Feuille3.$B$13]))*((1-(1/(1+[$Feuille3.$B$13]))^[.G39])/(1-(1/(1+[$Feuille3.$B$13]))))" office:value-type="float" office:value="13.800746294034" calcext:value-type="float">
            <text:p>13,800746294</text:p>
          </table:table-cell>
          <table:table-cell table:formula="of:=[.D39]/[.J39]" office:value-type="float" office:value="6.79504992844604" calcext:value-type="float">
            <text:p>6,7950499284</text:p>
          </table:table-cell>
          <table:table-cell table:formula="of:=[.K39]+[.C39]*(1-[.E39])" office:value-type="float" office:value="33.4037878189914" calcext:value-type="float">
            <text:p>33,403787819</text:p>
          </table:table-cell>
          <table:table-cell table:formula="of:=([.F39]/[.I39])^(-1/[$Feuille3.$B$14])*[.H39]-[.K39]-[.C39]*(1-[.E39])" office:value-type="float" office:value="8.69462741621923" calcext:value-type="float">
            <text:p>8,6946274162</text:p>
          </table:table-cell>
          <table:table-cell table:formula="of:=[.L39]+[.M39]" office:value-type="float" office:value="42.0984152352106" calcext:value-type="float">
            <text:p>42,0984152352</text:p>
          </table:table-cell>
          <table:table-cell table:style-name="ce3" table:formula="of:=[.M39]/[.N39]" office:value-type="percentage" office:value="0.206530990956333" calcext:value-type="percentage">
            <text:p>20,6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83.4617138486913" calcext:value-type="float">
            <text:p>83,4617138487</text:p>
          </table:table-cell>
          <table:table-cell table:style-name="ce1" office:value-type="float" office:value="0.121360223775524" calcext:value-type="float">
            <text:p>0,1213602238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0];[$Feuille3.$A$2:.$H$10];8;0)" office:value-type="float" office:value="40.3645154084128" calcext:value-type="float">
            <text:p>40,3645154084</text:p>
          </table:table-cell>
          <table:table-cell table:formula="of:=VLOOKUP([.A40];[$Feuille3.$A$2:.$H$10];6;0)" office:value-type="float" office:value="0.14" calcext:value-type="float">
            <text:p>0,14</text:p>
          </table:table-cell>
          <table:table-cell table:formula="of:=(1/(1+[$Feuille3.$B$13]))*((1-(1/(1+[$Feuille3.$B$13]))^[.G40])/(1-(1/(1+[$Feuille3.$B$13]))))" office:value-type="float" office:value="10.5940142455162" calcext:value-type="float">
            <text:p>10,5940142455</text:p>
          </table:table-cell>
          <table:table-cell table:formula="of:=[.D40]/[.J40]" office:value-type="float" office:value="7.87819535772437" calcext:value-type="float">
            <text:p>7,8781953577</text:p>
          </table:table-cell>
          <table:table-cell table:formula="of:=[.K40]+[.C40]*(1-[.E40])" office:value-type="float" office:value="45.1013436960306" calcext:value-type="float">
            <text:p>45,101343696</text:p>
          </table:table-cell>
          <table:table-cell table:formula="of:=([.F40]/[.I40])^(-1/[$Feuille3.$B$14])*[.H40]-[.K40]-[.C40]*(1-[.E40])" office:value-type="float" office:value="-5.08343951089731" calcext:value-type="float">
            <text:p>-5,0834395109</text:p>
          </table:table-cell>
          <table:table-cell table:formula="of:=[.L40]+[.M40]" office:value-type="float" office:value="40.0179041851333" calcext:value-type="float">
            <text:p>40,0179041851</text:p>
          </table:table-cell>
          <table:table-cell table:style-name="ce3" table:formula="of:=[.M40]/[.N40]" office:value-type="percentage" office:value="-0.127029128946384" calcext:value-type="percentage">
            <text:p>-12,70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71.2885786406269" calcext:value-type="float">
            <text:p>71,2885786406</text:p>
          </table:table-cell>
          <table:table-cell table:style-name="ce1" office:value-type="float" office:value="0.0915658849544633" calcext:value-type="float">
            <text:p>0,091565885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1];[$Feuille3.$A$2:.$H$10];8;0)" office:value-type="float" office:value="40.3645154084128" calcext:value-type="float">
            <text:p>40,3645154084</text:p>
          </table:table-cell>
          <table:table-cell table:formula="of:=VLOOKUP([.A41];[$Feuille3.$A$2:.$H$10];6;0)" office:value-type="float" office:value="0.14" calcext:value-type="float">
            <text:p>0,14</text:p>
          </table:table-cell>
          <table:table-cell table:formula="of:=(1/(1+[$Feuille3.$B$13]))*((1-(1/(1+[$Feuille3.$B$13]))^[.G41])/(1-(1/(1+[$Feuille3.$B$13]))))" office:value-type="float" office:value="10.5940142455162" calcext:value-type="float">
            <text:p>10,5940142455</text:p>
          </table:table-cell>
          <table:table-cell table:formula="of:=[.D41]/[.J41]" office:value-type="float" office:value="6.72913750996694" calcext:value-type="float">
            <text:p>6,72913751</text:p>
          </table:table-cell>
          <table:table-cell table:formula="of:=[.K41]+[.C41]*(1-[.E41])" office:value-type="float" office:value="45.2145085743414" calcext:value-type="float">
            <text:p>45,2145085743</text:p>
          </table:table-cell>
          <table:table-cell table:formula="of:=([.F41]/[.I41])^(-1/[$Feuille3.$B$14])*[.H41]-[.K41]-[.C41]*(1-[.E41])" office:value-type="float" office:value="-5.19660438920818" calcext:value-type="float">
            <text:p>-5,1966043892</text:p>
          </table:table-cell>
          <table:table-cell table:formula="of:=[.L41]+[.M41]" office:value-type="float" office:value="40.0179041851333" calcext:value-type="float">
            <text:p>40,0179041851</text:p>
          </table:table-cell>
          <table:table-cell table:style-name="ce3" table:formula="of:=[.M41]/[.N41]" office:value-type="percentage" office:value="-0.129856985142633" calcext:value-type="percentage">
            <text:p>-12,99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36.6981480304124" calcext:value-type="float">
            <text:p>36,6981480304</text:p>
          </table:table-cell>
          <table:table-cell table:style-name="ce1" office:value-type="float" office:value="0.065515658599338" calcext:value-type="float">
            <text:p>0,0655156586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2];[$Feuille3.$A$2:.$H$10];8;0)" office:value-type="float" office:value="40.3645154084128" calcext:value-type="float">
            <text:p>40,3645154084</text:p>
          </table:table-cell>
          <table:table-cell table:formula="of:=VLOOKUP([.A42];[$Feuille3.$A$2:.$H$10];6;0)" office:value-type="float" office:value="0.14" calcext:value-type="float">
            <text:p>0,14</text:p>
          </table:table-cell>
          <table:table-cell table:formula="of:=(1/(1+[$Feuille3.$B$13]))*((1-(1/(1+[$Feuille3.$B$13]))^[.G42])/(1-(1/(1+[$Feuille3.$B$13]))))" office:value-type="float" office:value="10.5940142455162" calcext:value-type="float">
            <text:p>10,5940142455</text:p>
          </table:table-cell>
          <table:table-cell table:formula="of:=[.D42]/[.J42]" office:value-type="float" office:value="3.46404556194972" calcext:value-type="float">
            <text:p>3,4640455619</text:p>
          </table:table-cell>
          <table:table-cell table:formula="of:=[.K42]+[.C42]*(1-[.E42])" office:value-type="float" office:value="43.0530218421386" calcext:value-type="float">
            <text:p>43,0530218421</text:p>
          </table:table-cell>
          <table:table-cell table:formula="of:=([.F42]/[.I42])^(-1/[$Feuille3.$B$14])*[.H42]-[.K42]-[.C42]*(1-[.E42])" office:value-type="float" office:value="-4.44860485894129" calcext:value-type="float">
            <text:p>-4,4486048589</text:p>
          </table:table-cell>
          <table:table-cell table:formula="of:=[.L42]+[.M42]" office:value-type="float" office:value="38.6044169831973" calcext:value-type="float">
            <text:p>38,6044169832</text:p>
          </table:table-cell>
          <table:table-cell table:style-name="ce3" table:formula="of:=[.M42]/[.N42]" office:value-type="percentage" office:value="-0.11523564417195" calcext:value-type="percentage">
            <text:p>-11,52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35.139628030528" calcext:value-type="float">
            <text:p>35,1396280305</text:p>
          </table:table-cell>
          <table:table-cell table:style-name="ce1" office:value-type="float" office:value="0.0506143688632011" calcext:value-type="float">
            <text:p>0,0506143689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3];[$Feuille3.$A$2:.$H$10];8;0)" office:value-type="float" office:value="40.3645154084128" calcext:value-type="float">
            <text:p>40,3645154084</text:p>
          </table:table-cell>
          <table:table-cell table:formula="of:=VLOOKUP([.A43];[$Feuille3.$A$2:.$H$10];6;0)" office:value-type="float" office:value="0.14" calcext:value-type="float">
            <text:p>0,14</text:p>
          </table:table-cell>
          <table:table-cell table:formula="of:=(1/(1+[$Feuille3.$B$13]))*((1-(1/(1+[$Feuille3.$B$13]))^[.G43])/(1-(1/(1+[$Feuille3.$B$13]))))" office:value-type="float" office:value="10.5940142455162" calcext:value-type="float">
            <text:p>10,5940142455</text:p>
          </table:table-cell>
          <table:table-cell table:formula="of:=[.D43]/[.J43]" office:value-type="float" office:value="3.31693229933126" calcext:value-type="float">
            <text:p>3,3169322993</text:p>
          </table:table-cell>
          <table:table-cell table:formula="of:=[.K43]+[.C43]*(1-[.E43])" office:value-type="float" office:value="43.5371944981519" calcext:value-type="float">
            <text:p>43,5371944982</text:p>
          </table:table-cell>
          <table:table-cell table:formula="of:=([.F43]/[.I43])^(-1/[$Feuille3.$B$14])*[.H43]-[.K43]-[.C43]*(1-[.E43])" office:value-type="float" office:value="-4.93277751495461" calcext:value-type="float">
            <text:p>-4,932777515</text:p>
          </table:table-cell>
          <table:table-cell table:formula="of:=[.L43]+[.M43]" office:value-type="float" office:value="38.6044169831973" calcext:value-type="float">
            <text:p>38,6044169832</text:p>
          </table:table-cell>
          <table:table-cell table:style-name="ce3" table:formula="of:=[.M43]/[.N43]" office:value-type="percentage" office:value="-0.127777542064723" calcext:value-type="percentage">
            <text:p>-12,78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116.64280338275" calcext:value-type="float">
            <text:p>116,6428033828</text:p>
          </table:table-cell>
          <table:table-cell table:style-name="ce1" office:value-type="float" office:value="0.511741684355641" calcext:value-type="float">
            <text:p>0,5117416844</text:p>
          </table:table-cell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44];[$Feuille3.$A$2:.$H$10];8;0)" office:value-type="float" office:value="18.2496470510332" calcext:value-type="float">
            <text:p>18,249647051</text:p>
          </table:table-cell>
          <table:table-cell table:formula="of:=VLOOKUP([.A44];[$Feuille3.$A$2:.$H$10];6;0)" office:value-type="float" office:value="0.2999" calcext:value-type="float">
            <text:p>0,2999</text:p>
          </table:table-cell>
          <table:table-cell table:formula="of:=(1/(1+[$Feuille3.$B$13]))*((1-(1/(1+[$Feuille3.$B$13]))^[.G44])/(1-(1/(1+[$Feuille3.$B$13]))))" office:value-type="float" office:value="13.800746294034" calcext:value-type="float">
            <text:p>13,800746294</text:p>
          </table:table-cell>
          <table:table-cell table:formula="of:=[.D44]/[.J44]" office:value-type="float" office:value="8.45191998299211" calcext:value-type="float">
            <text:p>8,451919983</text:p>
          </table:table-cell>
          <table:table-cell table:formula="of:=[.K44]+[.C44]*(1-[.E44])" office:value-type="float" office:value="18.3389785445223" calcext:value-type="float">
            <text:p>18,3389785445</text:p>
          </table:table-cell>
          <table:table-cell table:formula="of:=([.F44]/[.I44])^(-1/[$Feuille3.$B$14])*[.H44]-[.K44]-[.C44]*(1-[.E44])" office:value-type="float" office:value="31.306137229249" calcext:value-type="float">
            <text:p>31,3061372292</text:p>
          </table:table-cell>
          <table:table-cell table:formula="of:=[.L44]+[.M44]" office:value-type="float" office:value="49.6451157737714" calcext:value-type="float">
            <text:p>49,6451157738</text:p>
          </table:table-cell>
          <table:table-cell table:style-name="ce3" table:formula="of:=[.M44]/[.N44]" office:value-type="percentage" office:value="0.630598534041264" calcext:value-type="percentage">
            <text:p>63,06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93.7767601177775" calcext:value-type="float">
            <text:p>93,7767601178</text:p>
          </table:table-cell>
          <table:table-cell table:style-name="ce1" office:value-type="float" office:value="0.371909777935018" calcext:value-type="float">
            <text:p>0,3719097779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45];[$Feuille3.$A$2:.$H$10];8;0)" office:value-type="float" office:value="18.2496470510332" calcext:value-type="float">
            <text:p>18,249647051</text:p>
          </table:table-cell>
          <table:table-cell table:formula="of:=VLOOKUP([.A45];[$Feuille3.$A$2:.$H$10];6;0)" office:value-type="float" office:value="0.2999" calcext:value-type="float">
            <text:p>0,2999</text:p>
          </table:table-cell>
          <table:table-cell table:formula="of:=(1/(1+[$Feuille3.$B$13]))*((1-(1/(1+[$Feuille3.$B$13]))^[.G45])/(1-(1/(1+[$Feuille3.$B$13]))))" office:value-type="float" office:value="13.800746294034" calcext:value-type="float">
            <text:p>13,800746294</text:p>
          </table:table-cell>
          <table:table-cell table:formula="of:=[.D45]/[.J45]" office:value-type="float" office:value="6.79504992844604" calcext:value-type="float">
            <text:p>6,7950499284</text:p>
          </table:table-cell>
          <table:table-cell table:formula="of:=[.K45]+[.C45]*(1-[.E45])" office:value-type="float" office:value="19.513655241467" calcext:value-type="float">
            <text:p>19,5136552415</text:p>
          </table:table-cell>
          <table:table-cell table:formula="of:=([.F45]/[.I45])^(-1/[$Feuille3.$B$14])*[.H45]-[.K45]-[.C45]*(1-[.E45])" office:value-type="float" office:value="1.42151649263956" calcext:value-type="float">
            <text:p>1,4215164926</text:p>
          </table:table-cell>
          <table:table-cell table:formula="of:=[.L45]+[.M45]" office:value-type="float" office:value="20.9351717341065" calcext:value-type="float">
            <text:p>20,9351717341</text:p>
          </table:table-cell>
          <table:table-cell table:style-name="ce3" table:formula="of:=[.M45]/[.N45]" office:value-type="percentage" office:value="0.067900875650506" calcext:value-type="percentage">
            <text:p>6,79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83.4617138486913" calcext:value-type="float">
            <text:p>83,4617138487</text:p>
          </table:table-cell>
          <table:table-cell table:style-name="ce1" office:value-type="float" office:value="0.121360223775524" calcext:value-type="float">
            <text:p>0,121360223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6];[$Feuille3.$A$2:.$H$10];8;0)" office:value-type="float" office:value="18.2496470510332" calcext:value-type="float">
            <text:p>18,249647051</text:p>
          </table:table-cell>
          <table:table-cell table:formula="of:=VLOOKUP([.A46];[$Feuille3.$A$2:.$H$10];6;0)" office:value-type="float" office:value="0.2999" calcext:value-type="float">
            <text:p>0,2999</text:p>
          </table:table-cell>
          <table:table-cell table:formula="of:=(1/(1+[$Feuille3.$B$13]))*((1-(1/(1+[$Feuille3.$B$13]))^[.G46])/(1-(1/(1+[$Feuille3.$B$13]))))" office:value-type="float" office:value="10.5940142455162" calcext:value-type="float">
            <text:p>10,5940142455</text:p>
          </table:table-cell>
          <table:table-cell table:formula="of:=[.D46]/[.J46]" office:value-type="float" office:value="7.87819535772437" calcext:value-type="float">
            <text:p>7,8781953577</text:p>
          </table:table-cell>
          <table:table-cell table:formula="of:=[.K46]+[.C46]*(1-[.E46])" office:value-type="float" office:value="25.6703407112688" calcext:value-type="float">
            <text:p>25,6703407113</text:p>
          </table:table-cell>
          <table:table-cell table:formula="of:=([.F46]/[.I46])^(-1/[$Feuille3.$B$14])*[.H46]-[.K46]-[.C46]*(1-[.E46])" office:value-type="float" office:value="-4.73516897716226" calcext:value-type="float">
            <text:p>-4,7351689772</text:p>
          </table:table-cell>
          <table:table-cell table:formula="of:=[.L46]+[.M46]" office:value-type="float" office:value="20.9351717341065" calcext:value-type="float">
            <text:p>20,9351717341</text:p>
          </table:table-cell>
          <table:table-cell table:style-name="ce3" table:formula="of:=[.M46]/[.N46]" office:value-type="percentage" office:value="-0.226182475945395" calcext:value-type="percentage">
            <text:p>-22,62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71.2885786406269" calcext:value-type="float">
            <text:p>71,2885786406</text:p>
          </table:table-cell>
          <table:table-cell table:style-name="ce1" office:value-type="float" office:value="0.0915658849544633" calcext:value-type="float">
            <text:p>0,09156588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7];[$Feuille3.$A$2:.$H$10];8;0)" office:value-type="float" office:value="18.2496470510332" calcext:value-type="float">
            <text:p>18,249647051</text:p>
          </table:table-cell>
          <table:table-cell table:formula="of:=VLOOKUP([.A47];[$Feuille3.$A$2:.$H$10];6;0)" office:value-type="float" office:value="0.2999" calcext:value-type="float">
            <text:p>0,2999</text:p>
          </table:table-cell>
          <table:table-cell table:formula="of:=(1/(1+[$Feuille3.$B$13]))*((1-(1/(1+[$Feuille3.$B$13]))^[.G47])/(1-(1/(1+[$Feuille3.$B$13]))))" office:value-type="float" office:value="10.5940142455162" calcext:value-type="float">
            <text:p>10,5940142455</text:p>
          </table:table-cell>
          <table:table-cell table:formula="of:=[.D47]/[.J47]" office:value-type="float" office:value="6.72913750996694" calcext:value-type="float">
            <text:p>6,72913751</text:p>
          </table:table-cell>
          <table:table-cell table:formula="of:=[.K47]+[.C47]*(1-[.E47])" office:value-type="float" office:value="25.1246077087567" calcext:value-type="float">
            <text:p>25,1246077088</text:p>
          </table:table-cell>
          <table:table-cell table:formula="of:=([.F47]/[.I47])^(-1/[$Feuille3.$B$14])*[.H47]-[.K47]-[.C47]*(1-[.E47])" office:value-type="float" office:value="-4.1894359746502" calcext:value-type="float">
            <text:p>-4,1894359747</text:p>
          </table:table-cell>
          <table:table-cell table:formula="of:=[.L47]+[.M47]" office:value-type="float" office:value="20.9351717341065" calcext:value-type="float">
            <text:p>20,9351717341</text:p>
          </table:table-cell>
          <table:table-cell table:style-name="ce3" table:formula="of:=[.M47]/[.N47]" office:value-type="percentage" office:value="-0.200114717369382" calcext:value-type="percentage">
            <text:p>-20,01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36.6981480304124" calcext:value-type="float">
            <text:p>36,6981480304</text:p>
          </table:table-cell>
          <table:table-cell table:style-name="ce1" office:value-type="float" office:value="0.065515658599338" calcext:value-type="float">
            <text:p>0,0655156586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8];[$Feuille3.$A$2:.$H$10];8;0)" office:value-type="float" office:value="18.2496470510332" calcext:value-type="float">
            <text:p>18,249647051</text:p>
          </table:table-cell>
          <table:table-cell table:formula="of:=VLOOKUP([.A48];[$Feuille3.$A$2:.$H$10];6;0)" office:value-type="float" office:value="0.2999" calcext:value-type="float">
            <text:p>0,2999</text:p>
          </table:table-cell>
          <table:table-cell table:formula="of:=(1/(1+[$Feuille3.$B$13]))*((1-(1/(1+[$Feuille3.$B$13]))^[.G48])/(1-(1/(1+[$Feuille3.$B$13]))))" office:value-type="float" office:value="10.5940142455162" calcext:value-type="float">
            <text:p>10,5940142455</text:p>
          </table:table-cell>
          <table:table-cell table:formula="of:=[.D48]/[.J48]" office:value-type="float" office:value="3.46404556194972" calcext:value-type="float">
            <text:p>3,4640455619</text:p>
          </table:table-cell>
          <table:table-cell table:formula="of:=[.K48]+[.C48]*(1-[.E48])" office:value-type="float" office:value="22.3870236500303" calcext:value-type="float">
            <text:p>22,38702365</text:p>
          </table:table-cell>
          <table:table-cell table:formula="of:=([.F48]/[.I48])^(-1/[$Feuille3.$B$14])*[.H48]-[.K48]-[.C48]*(1-[.E48])" office:value-type="float" office:value="-2.48647176763847" calcext:value-type="float">
            <text:p>-2,4864717676</text:p>
          </table:table-cell>
          <table:table-cell table:formula="of:=[.L48]+[.M48]" office:value-type="float" office:value="19.9005518823919" calcext:value-type="float">
            <text:p>19,9005518824</text:p>
          </table:table-cell>
          <table:table-cell table:style-name="ce3" table:formula="of:=[.M48]/[.N48]" office:value-type="percentage" office:value="-0.124944864963193" calcext:value-type="percentage">
            <text:p>-12,49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35.139628030528" calcext:value-type="float">
            <text:p>35,1396280305</text:p>
          </table:table-cell>
          <table:table-cell table:style-name="ce1" office:value-type="float" office:value="0.0506143688632011" calcext:value-type="float">
            <text:p>0,0506143689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9];[$Feuille3.$A$2:.$H$10];8;0)" office:value-type="float" office:value="18.2496470510332" calcext:value-type="float">
            <text:p>18,249647051</text:p>
          </table:table-cell>
          <table:table-cell table:formula="of:=VLOOKUP([.A49];[$Feuille3.$A$2:.$H$10];6;0)" office:value-type="float" office:value="0.2999" calcext:value-type="float">
            <text:p>0,2999</text:p>
          </table:table-cell>
          <table:table-cell table:formula="of:=(1/(1+[$Feuille3.$B$13]))*((1-(1/(1+[$Feuille3.$B$13]))^[.G49])/(1-(1/(1+[$Feuille3.$B$13]))))" office:value-type="float" office:value="10.5940142455162" calcext:value-type="float">
            <text:p>10,5940142455</text:p>
          </table:table-cell>
          <table:table-cell table:formula="of:=[.D49]/[.J49]" office:value-type="float" office:value="3.31693229933126" calcext:value-type="float">
            <text:p>3,3169322993</text:p>
          </table:table-cell>
          <table:table-cell table:formula="of:=[.K49]+[.C49]*(1-[.E49])" office:value-type="float" office:value="22.5416562451738" calcext:value-type="float">
            <text:p>22,5416562452</text:p>
          </table:table-cell>
          <table:table-cell table:formula="of:=([.F49]/[.I49])^(-1/[$Feuille3.$B$14])*[.H49]-[.K49]-[.C49]*(1-[.E49])" office:value-type="float" office:value="-2.64110436278195" calcext:value-type="float">
            <text:p>-2,6411043628</text:p>
          </table:table-cell>
          <table:table-cell table:formula="of:=[.L49]+[.M49]" office:value-type="float" office:value="19.9005518823919" calcext:value-type="float">
            <text:p>19,9005518824</text:p>
          </table:table-cell>
          <table:table-cell table:style-name="ce3" table:formula="of:=[.M49]/[.N49]" office:value-type="percentage" office:value="-0.132715131640084" calcext:value-type="percentage">
            <text:p>-13,27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10" calcext:value-type="float">
            <text:p>10</text:p>
          </table:table-cell>
          <table:table-cell table:formula="of:=VLOOKUP([.A50];[$Feuille3.$A$2:.$H$10];8;0)" office:value-type="float" office:value="33.9649741618421" calcext:value-type="float">
            <text:p>33,9649741618</text:p>
          </table:table-cell>
          <table:table-cell table:formula="of:=VLOOKUP([.A50];[$Feuille3.$A$2:.$H$10];6;0)" office:value-type="float" office:value="0.28" calcext:value-type="float">
            <text:p>0,28</text:p>
          </table:table-cell>
          <table:table-cell table:formula="of:=(1/(1+[$Feuille3.$B$13]))*((1-(1/(1+[$Feuille3.$B$13]))^[.G50])/(1-(1/(1+[$Feuille3.$B$13]))))" office:value-type="float" office:value="7.0235815409326" calcext:value-type="float">
            <text:p>7,0235815409</text:p>
          </table:table-cell>
          <table:table-cell table:formula="of:=[.D50]/[.J50]" office:value-type="float" office:value="2.84755005454729" calcext:value-type="float">
            <text:p>2,8475500545</text:p>
          </table:table-cell>
          <table:table-cell table:formula="of:=[.K50]+[.C50]*(1-[.E50])" office:value-type="float" office:value="33.4177780921131" calcext:value-type="float">
            <text:p>33,4177780921</text:p>
          </table:table-cell>
          <table:table-cell table:formula="of:=([.F50]/[.I50])^(-1/[$Feuille3.$B$14])*[.H50]-[.K50]-[.C50]*(1-[.E50])" office:value-type="float" office:value="5.21234059424413" calcext:value-type="float">
            <text:p>5,2123405942</text:p>
          </table:table-cell>
          <table:table-cell table:formula="of:=[.L50]+[.M50]" office:value-type="float" office:value="38.6301186863572" calcext:value-type="float">
            <text:p>38,6301186864</text:p>
          </table:table-cell>
          <table:table-cell table:style-name="ce3" table:formula="of:=[.M50]/[.N50]" office:value-type="percentage" office:value="0.134929448096284" calcext:value-type="percentage">
            <text:p>13,49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10" calcext:value-type="float">
            <text:p>10</text:p>
          </table:table-cell>
          <table:table-cell table:formula="of:=VLOOKUP([.A51];[$Feuille3.$A$2:.$H$10];8;0)" office:value-type="float" office:value="93.4300893351938" calcext:value-type="float">
            <text:p>93,4300893352</text:p>
          </table:table-cell>
          <table:table-cell table:formula="of:=VLOOKUP([.A51];[$Feuille3.$A$2:.$H$10];6;0)" office:value-type="float" office:value="0.28" calcext:value-type="float">
            <text:p>0,28</text:p>
          </table:table-cell>
          <table:table-cell table:formula="of:=(1/(1+[$Feuille3.$B$13]))*((1-(1/(1+[$Feuille3.$B$13]))^[.G51])/(1-(1/(1+[$Feuille3.$B$13]))))" office:value-type="float" office:value="7.0235815409326" calcext:value-type="float">
            <text:p>7,0235815409</text:p>
          </table:table-cell>
          <table:table-cell table:formula="of:=[.D51]/[.J51]" office:value-type="float" office:value="2.84755005454729" calcext:value-type="float">
            <text:p>2,8475500545</text:p>
          </table:table-cell>
          <table:table-cell table:formula="of:=[.K51]+[.C51]*(1-[.E51])" office:value-type="float" office:value="83.963125989462" calcext:value-type="float">
            <text:p>83,9631259895</text:p>
          </table:table-cell>
          <table:table-cell table:formula="of:=([.F51]/[.I51])^(-1/[$Feuille3.$B$14])*[.H51]-[.K51]-[.C51]*(1-[.E51])" office:value-type="float" office:value="13.4803502048797" calcext:value-type="float">
            <text:p>13,4803502049</text:p>
          </table:table-cell>
          <table:table-cell table:formula="of:=[.L51]+[.M51]" office:value-type="float" office:value="97.4434761943417" calcext:value-type="float">
            <text:p>97,4434761943</text:p>
          </table:table-cell>
          <table:table-cell table:style-name="ce3" table:formula="of:=[.M51]/[.N51]" office:value-type="percentage" office:value="0.138340202252169" calcext:value-type="percentage">
            <text:p>13,83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0" calcext:value-type="float">
            <text:p>10</text:p>
          </table:table-cell>
          <table:table-cell table:formula="of:=VLOOKUP([.A52];[$Feuille3.$A$2:.$H$10];8;0)" office:value-type="float" office:value="42.5350376355406" calcext:value-type="float">
            <text:p>42,5350376355</text:p>
          </table:table-cell>
          <table:table-cell table:formula="of:=VLOOKUP([.A52];[$Feuille3.$A$2:.$H$10];6;0)" office:value-type="float" office:value="0.4499" calcext:value-type="float">
            <text:p>0,4499</text:p>
          </table:table-cell>
          <table:table-cell table:formula="of:=(1/(1+[$Feuille3.$B$13]))*((1-(1/(1+[$Feuille3.$B$13]))^[.G52])/(1-(1/(1+[$Feuille3.$B$13]))))" office:value-type="float" office:value="7.0235815409326" calcext:value-type="float">
            <text:p>7,0235815409</text:p>
          </table:table-cell>
          <table:table-cell table:formula="of:=[.D52]/[.J52]" office:value-type="float" office:value="2.84755005454729" calcext:value-type="float">
            <text:p>2,8475500545</text:p>
          </table:table-cell>
          <table:table-cell table:formula="of:=[.K52]+[.C52]*(1-[.E52])" office:value-type="float" office:value="40.7023320447568" calcext:value-type="float">
            <text:p>40,7023320448</text:p>
          </table:table-cell>
          <table:table-cell table:formula="of:=([.F52]/[.I52])^(-1/[$Feuille3.$B$14])*[.H52]-[.K52]-[.C52]*(1-[.E52])" office:value-type="float" office:value="1.27502294285765" calcext:value-type="float">
            <text:p>1,2750229429</text:p>
          </table:table-cell>
          <table:table-cell table:formula="of:=[.L52]+[.M52]" office:value-type="float" office:value="41.9773549876145" calcext:value-type="float">
            <text:p>41,9773549876</text:p>
          </table:table-cell>
          <table:table-cell table:style-name="ce3" table:formula="of:=[.M52]/[.N52]" office:value-type="percentage" office:value="0.0303740658084306" calcext:value-type="percentage">
            <text:p>3,04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005" calcext:value-type="float">
            <text:p>0,005</text:p>
          </table:table-cell>
          <table:table-cell table:style-name="ce1" office:value-type="float" office:value="10" calcext:value-type="float">
            <text:p>10</text:p>
          </table:table-cell>
          <table:table-cell table:formula="of:=VLOOKUP([.A53];[$Feuille3.$A$2:.$H$10];8;0)" office:value-type="float" office:value="9.2344562185902" calcext:value-type="float">
            <text:p>9,2344562186</text:p>
          </table:table-cell>
          <table:table-cell table:formula="of:=VLOOKUP([.A53];[$Feuille3.$A$2:.$H$10];6;0)" office:value-type="float" office:value="0.9449" calcext:value-type="float">
            <text:p>0,9449</text:p>
          </table:table-cell>
          <table:table-cell table:formula="of:=(1/(1+[$Feuille3.$B$13]))*((1-(1/(1+[$Feuille3.$B$13]))^[.G53])/(1-(1/(1+[$Feuille3.$B$13]))))" office:value-type="float" office:value="7.0235815409326" calcext:value-type="float">
            <text:p>7,0235815409</text:p>
          </table:table-cell>
          <table:table-cell table:formula="of:=[.D53]/[.J53]" office:value-type="float" office:value="2.84755005454729" calcext:value-type="float">
            <text:p>2,8475500545</text:p>
          </table:table-cell>
          <table:table-cell table:formula="of:=[.K53]+[.C53]*(1-[.E53])" office:value-type="float" office:value="12.396837840349" calcext:value-type="float">
            <text:p>12,3968378403</text:p>
          </table:table-cell>
          <table:table-cell table:formula="of:=([.F53]/[.I53])^(-1/[$Feuille3.$B$14])*[.H53]-[.K53]-[.C53]*(1-[.E53])" office:value-type="float" office:value="5.38445388509974" calcext:value-type="float">
            <text:p>5,3844538851</text:p>
          </table:table-cell>
          <table:table-cell table:formula="of:=[.L53]+[.M53]" office:value-type="float" office:value="17.7812917254487" calcext:value-type="float">
            <text:p>17,7812917254</text:p>
          </table:table-cell>
          <table:table-cell table:style-name="ce3" table:formula="of:=[.M53]/[.N53]" office:value-type="percentage" office:value="0.302815676624521" calcext:value-type="percentage">
            <text:p>30,28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10" calcext:value-type="float">
            <text:p>10</text:p>
          </table:table-cell>
          <table:table-cell table:formula="of:=VLOOKUP([.A54];[$Feuille3.$A$2:.$H$10];8;0)" office:value-type="float" office:value="21.5477071722206" calcext:value-type="float">
            <text:p>21,5477071722</text:p>
          </table:table-cell>
          <table:table-cell table:formula="of:=VLOOKUP([.A54];[$Feuille3.$A$2:.$H$10];6;0)" office:value-type="float" office:value="0.199884388530074" calcext:value-type="float">
            <text:p>0,1998843885</text:p>
          </table:table-cell>
          <table:table-cell table:formula="of:=(1/(1+[$Feuille3.$B$13]))*((1-(1/(1+[$Feuille3.$B$13]))^[.G54])/(1-(1/(1+[$Feuille3.$B$13]))))" office:value-type="float" office:value="7.0235815409326" calcext:value-type="float">
            <text:p>7,0235815409</text:p>
          </table:table-cell>
          <table:table-cell table:formula="of:=[.D54]/[.J54]" office:value-type="float" office:value="2.84755005454729" calcext:value-type="float">
            <text:p>2,8475500545</text:p>
          </table:table-cell>
          <table:table-cell table:formula="of:=[.K54]+[.C54]*(1-[.E54])" office:value-type="float" office:value="22.8631011509348" calcext:value-type="float">
            <text:p>22,8631011509</text:p>
          </table:table-cell>
          <table:table-cell table:formula="of:=([.F54]/[.I54])^(-1/[$Feuille3.$B$14])*[.H54]-[.K54]-[.C54]*(1-[.E54])" office:value-type="float" office:value="2.75973349452581" calcext:value-type="float">
            <text:p>2,7597334945</text:p>
          </table:table-cell>
          <table:table-cell table:formula="of:=[.L54]+[.M54]" office:value-type="float" office:value="25.6228346454606" calcext:value-type="float">
            <text:p>25,6228346455</text:p>
          </table:table-cell>
          <table:table-cell table:style-name="ce3" table:formula="of:=[.M54]/[.N54]" office:value-type="percentage" office:value="0.10770601819478" calcext:value-type="percentage">
            <text:p>10,77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10" calcext:value-type="float">
            <text:p>10</text:p>
          </table:table-cell>
          <table:table-cell table:formula="of:=VLOOKUP([.A55];[$Feuille3.$A$2:.$H$10];8;0)" office:value-type="float" office:value="26.7005606893206" calcext:value-type="float">
            <text:p>26,7005606893</text:p>
          </table:table-cell>
          <table:table-cell table:formula="of:=VLOOKUP([.A55];[$Feuille3.$A$2:.$H$10];6;0)" office:value-type="float" office:value="0.39" calcext:value-type="float">
            <text:p>0,39</text:p>
          </table:table-cell>
          <table:table-cell table:formula="of:=(1/(1+[$Feuille3.$B$13]))*((1-(1/(1+[$Feuille3.$B$13]))^[.G55])/(1-(1/(1+[$Feuille3.$B$13]))))" office:value-type="float" office:value="7.0235815409326" calcext:value-type="float">
            <text:p>7,0235815409</text:p>
          </table:table-cell>
          <table:table-cell table:formula="of:=[.D55]/[.J55]" office:value-type="float" office:value="2.84755005454729" calcext:value-type="float">
            <text:p>2,8475500545</text:p>
          </table:table-cell>
          <table:table-cell table:formula="of:=[.K55]+[.C55]*(1-[.E55])" office:value-type="float" office:value="27.2430266404698" calcext:value-type="float">
            <text:p>27,2430266405</text:p>
          </table:table-cell>
          <table:table-cell table:formula="of:=([.F55]/[.I55])^(-1/[$Feuille3.$B$14])*[.H55]-[.K55]-[.C55]*(1-[.E55])" office:value-type="float" office:value="7.27390692128561" calcext:value-type="float">
            <text:p>7,2739069213</text:p>
          </table:table-cell>
          <table:table-cell table:formula="of:=[.L55]+[.M55]" office:value-type="float" office:value="34.5169335617554" calcext:value-type="float">
            <text:p>34,5169335618</text:p>
          </table:table-cell>
          <table:table-cell table:style-name="ce3" table:formula="of:=[.M55]/[.N55]" office:value-type="percentage" office:value="0.210734447434956" calcext:value-type="percentage">
            <text:p>21,07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10" calcext:value-type="float">
            <text:p>10</text:p>
          </table:table-cell>
          <table:table-cell table:formula="of:=VLOOKUP([.A56];[$Feuille3.$A$2:.$H$10];8;0)" office:value-type="float" office:value="40.3645154084128" calcext:value-type="float">
            <text:p>40,3645154084</text:p>
          </table:table-cell>
          <table:table-cell table:formula="of:=VLOOKUP([.A56];[$Feuille3.$A$2:.$H$10];6;0)" office:value-type="float" office:value="0.14" calcext:value-type="float">
            <text:p>0,14</text:p>
          </table:table-cell>
          <table:table-cell table:formula="of:=(1/(1+[$Feuille3.$B$13]))*((1-(1/(1+[$Feuille3.$B$13]))^[.G56])/(1-(1/(1+[$Feuille3.$B$13]))))" office:value-type="float" office:value="7.0235815409326" calcext:value-type="float">
            <text:p>7,0235815409</text:p>
          </table:table-cell>
          <table:table-cell table:formula="of:=[.D56]/[.J56]" office:value-type="float" office:value="2.84755005454729" calcext:value-type="float">
            <text:p>2,8475500545</text:p>
          </table:table-cell>
          <table:table-cell table:formula="of:=[.K56]+[.C56]*(1-[.E56])" office:value-type="float" office:value="38.8573881516982" calcext:value-type="float">
            <text:p>38,8573881517</text:p>
          </table:table-cell>
          <table:table-cell table:formula="of:=([.F56]/[.I56])^(-1/[$Feuille3.$B$14])*[.H56]-[.K56]-[.C56]*(1-[.E56])" office:value-type="float" office:value="7.05125919525191" calcext:value-type="float">
            <text:p>7,0512591953</text:p>
          </table:table-cell>
          <table:table-cell table:formula="of:=[.L56]+[.M56]" office:value-type="float" office:value="45.9086473469501" calcext:value-type="float">
            <text:p>45,908647347</text:p>
          </table:table-cell>
          <table:table-cell table:style-name="ce3" table:formula="of:=[.M56]/[.N56]" office:value-type="percentage" office:value="0.153593268430732" calcext:value-type="percentage">
            <text:p>15,36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10" calcext:value-type="float">
            <text:p>10</text:p>
          </table:table-cell>
          <table:table-cell table:formula="of:=VLOOKUP([.A57];[$Feuille3.$A$2:.$H$10];8;0)" office:value-type="float" office:value="18.2496470510332" calcext:value-type="float">
            <text:p>18,249647051</text:p>
          </table:table-cell>
          <table:table-cell table:formula="of:=VLOOKUP([.A57];[$Feuille3.$A$2:.$H$10];6;0)" office:value-type="float" office:value="0.2999" calcext:value-type="float">
            <text:p>0,2999</text:p>
          </table:table-cell>
          <table:table-cell table:formula="of:=(1/(1+[$Feuille3.$B$13]))*((1-(1/(1+[$Feuille3.$B$13]))^[.G57])/(1-(1/(1+[$Feuille3.$B$13]))))" office:value-type="float" office:value="7.0235815409326" calcext:value-type="float">
            <text:p>7,0235815409</text:p>
          </table:table-cell>
          <table:table-cell table:formula="of:=[.D57]/[.J57]" office:value-type="float" office:value="2.84755005454729" calcext:value-type="float">
            <text:p>2,8475500545</text:p>
          </table:table-cell>
          <table:table-cell table:formula="of:=[.K57]+[.C57]*(1-[.E57])" office:value-type="float" office:value="20.0597500479255" calcext:value-type="float">
            <text:p>20,0597500479</text:p>
          </table:table-cell>
          <table:table-cell table:formula="of:=([.F57]/[.I57])^(-1/[$Feuille3.$B$14])*[.H57]-[.K57]-[.C57]*(1-[.E57])" office:value-type="float" office:value="0.875421686181031" calcext:value-type="float">
            <text:p>0,8754216862</text:p>
          </table:table-cell>
          <table:table-cell table:formula="of:=[.L57]+[.M57]" office:value-type="float" office:value="20.9351717341065" calcext:value-type="float">
            <text:p>20,9351717341</text:p>
          </table:table-cell>
          <table:table-cell table:style-name="ce3" table:formula="of:=[.M57]/[.N57]" office:value-type="percentage" office:value="0.0418158349642214" calcext:value-type="percentage">
            <text:p>4,18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1" calcext:value-type="float">
            <text:p>1</text:p>
          </table:table-cell>
          <table:table-cell table:formula="of:=VLOOKUP([.A58];[$Feuille3.$A$2:.$H$10];8;0)" office:value-type="float" office:value="33.9649741618421" calcext:value-type="float">
            <text:p>33,9649741618</text:p>
          </table:table-cell>
          <table:table-cell table:formula="of:=VLOOKUP([.A58];[$Feuille3.$A$2:.$H$10];6;0)" office:value-type="float" office:value="0.28" calcext:value-type="float">
            <text:p>0,28</text:p>
          </table:table-cell>
          <table:table-cell table:formula="of:=(1/(1+[$Feuille3.$B$13]))*((1-(1/(1+[$Feuille3.$B$13]))^[.G58])/(1-(1/(1+[$Feuille3.$B$13]))))" office:value-type="float" office:value="0.934579439252336" calcext:value-type="float">
            <text:p>0,9345794393</text:p>
          </table:table-cell>
          <table:table-cell table:formula="of:=[.D58]/[.J58]" office:value-type="float" office:value="0" calcext:value-type="float">
            <text:p>0</text:p>
          </table:table-cell>
          <table:table-cell table:formula="of:=[.K58]+[.C58]*(1-[.E58])" office:value-type="float" office:value="35.9649741618421" calcext:value-type="float">
            <text:p>35,9649741618</text:p>
          </table:table-cell>
          <table:table-cell table:formula="of:=([.F58]/[.I58])^(-1/[$Feuille3.$B$14])*[.H58]-[.K58]-[.C58]*(1-[.E58])" office:value-type="float" office:value="-2" calcext:value-type="float">
            <text:p>-2</text:p>
          </table:table-cell>
          <table:table-cell table:formula="of:=[.L58]+[.M58]" office:value-type="float" office:value="33.9649741618421" calcext:value-type="float">
            <text:p>33,9649741618</text:p>
          </table:table-cell>
          <table:table-cell table:style-name="ce3" table:formula="of:=[.M58]/[.N58]" office:value-type="percentage" office:value="-0.0588841902387459" calcext:value-type="percentage">
            <text:p>-5,89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1" calcext:value-type="float">
            <text:p>1</text:p>
          </table:table-cell>
          <table:table-cell table:formula="of:=VLOOKUP([.A59];[$Feuille3.$A$2:.$H$10];8;0)" office:value-type="float" office:value="93.4300893351938" calcext:value-type="float">
            <text:p>93,4300893352</text:p>
          </table:table-cell>
          <table:table-cell table:formula="of:=VLOOKUP([.A59];[$Feuille3.$A$2:.$H$10];6;0)" office:value-type="float" office:value="0.28" calcext:value-type="float">
            <text:p>0,28</text:p>
          </table:table-cell>
          <table:table-cell table:formula="of:=(1/(1+[$Feuille3.$B$13]))*((1-(1/(1+[$Feuille3.$B$13]))^[.G59])/(1-(1/(1+[$Feuille3.$B$13]))))" office:value-type="float" office:value="0.934579439252336" calcext:value-type="float">
            <text:p>0,9345794393</text:p>
          </table:table-cell>
          <table:table-cell table:formula="of:=[.D59]/[.J59]" office:value-type="float" office:value="0" calcext:value-type="float">
            <text:p>0</text:p>
          </table:table-cell>
          <table:table-cell table:formula="of:=[.K59]+[.C59]*(1-[.E59])" office:value-type="float" office:value="95.4300893351938" calcext:value-type="float">
            <text:p>95,4300893352</text:p>
          </table:table-cell>
          <table:table-cell table:formula="of:=([.F59]/[.I59])^(-1/[$Feuille3.$B$14])*[.H59]-[.K59]-[.C59]*(1-[.E59])" office:value-type="float" office:value="-2" calcext:value-type="float">
            <text:p>-2</text:p>
          </table:table-cell>
          <table:table-cell table:formula="of:=[.L59]+[.M59]" office:value-type="float" office:value="93.4300893351938" calcext:value-type="float">
            <text:p>93,4300893352</text:p>
          </table:table-cell>
          <table:table-cell table:style-name="ce3" table:formula="of:=[.M59]/[.N59]" office:value-type="percentage" office:value="-0.0214063800455623" calcext:value-type="percentage">
            <text:p>-2,14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499" calcext:value-type="float">
            <text:p>0,4499</text:p>
          </table:table-cell>
          <table:table-cell table:style-name="ce1" office:value-type="float" office:value="1" calcext:value-type="float">
            <text:p>1</text:p>
          </table:table-cell>
          <table:table-cell table:formula="of:=VLOOKUP([.A60];[$Feuille3.$A$2:.$H$10];8;0)" office:value-type="float" office:value="42.5350376355406" calcext:value-type="float">
            <text:p>42,5350376355</text:p>
          </table:table-cell>
          <table:table-cell table:formula="of:=VLOOKUP([.A60];[$Feuille3.$A$2:.$H$10];6;0)" office:value-type="float" office:value="0.4499" calcext:value-type="float">
            <text:p>0,4499</text:p>
          </table:table-cell>
          <table:table-cell table:formula="of:=(1/(1+[$Feuille3.$B$13]))*((1-(1/(1+[$Feuille3.$B$13]))^[.G60])/(1-(1/(1+[$Feuille3.$B$13]))))" office:value-type="float" office:value="0.934579439252336" calcext:value-type="float">
            <text:p>0,9345794393</text:p>
          </table:table-cell>
          <table:table-cell table:formula="of:=[.D60]/[.J60]" office:value-type="float" office:value="0" calcext:value-type="float">
            <text:p>0</text:p>
          </table:table-cell>
          <table:table-cell table:formula="of:=[.K60]+[.C60]*(1-[.E60])" office:value-type="float" office:value="44.5350376355406" calcext:value-type="float">
            <text:p>44,5350376355</text:p>
          </table:table-cell>
          <table:table-cell table:formula="of:=([.F60]/[.I60])^(-1/[$Feuille3.$B$14])*[.H60]-[.K60]-[.C60]*(1-[.E60])" office:value-type="float" office:value="-2" calcext:value-type="float">
            <text:p>-2</text:p>
          </table:table-cell>
          <table:table-cell table:formula="of:=[.L60]+[.M60]" office:value-type="float" office:value="42.5350376355406" calcext:value-type="float">
            <text:p>42,5350376355</text:p>
          </table:table-cell>
          <table:table-cell table:style-name="ce3" table:formula="of:=[.M60]/[.N60]" office:value-type="percentage" office:value="-0.0470200594892357" calcext:value-type="percentage">
            <text:p>-4,70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9449" calcext:value-type="float">
            <text:p>0,9449</text:p>
          </table:table-cell>
          <table:table-cell table:style-name="ce1" office:value-type="float" office:value="1" calcext:value-type="float">
            <text:p>1</text:p>
          </table:table-cell>
          <table:table-cell table:formula="of:=VLOOKUP([.A61];[$Feuille3.$A$2:.$H$10];8;0)" office:value-type="float" office:value="9.2344562185902" calcext:value-type="float">
            <text:p>9,2344562186</text:p>
          </table:table-cell>
          <table:table-cell table:formula="of:=VLOOKUP([.A61];[$Feuille3.$A$2:.$H$10];6;0)" office:value-type="float" office:value="0.9449" calcext:value-type="float">
            <text:p>0,9449</text:p>
          </table:table-cell>
          <table:table-cell table:formula="of:=(1/(1+[$Feuille3.$B$13]))*((1-(1/(1+[$Feuille3.$B$13]))^[.G61])/(1-(1/(1+[$Feuille3.$B$13]))))" office:value-type="float" office:value="0.934579439252336" calcext:value-type="float">
            <text:p>0,9345794393</text:p>
          </table:table-cell>
          <table:table-cell table:formula="of:=[.D61]/[.J61]" office:value-type="float" office:value="0" calcext:value-type="float">
            <text:p>0</text:p>
          </table:table-cell>
          <table:table-cell table:formula="of:=[.K61]+[.C61]*(1-[.E61])" office:value-type="float" office:value="11.2344562185902" calcext:value-type="float">
            <text:p>11,2344562186</text:p>
          </table:table-cell>
          <table:table-cell table:formula="of:=([.F61]/[.I61])^(-1/[$Feuille3.$B$14])*[.H61]-[.K61]-[.C61]*(1-[.E61])" office:value-type="float" office:value="-2" calcext:value-type="float">
            <text:p>-2</text:p>
          </table:table-cell>
          <table:table-cell table:formula="of:=[.L61]+[.M61]" office:value-type="float" office:value="9.2344562185902" calcext:value-type="float">
            <text:p>9,2344562186</text:p>
          </table:table-cell>
          <table:table-cell table:style-name="ce3" table:formula="of:=[.M61]/[.N61]" office:value-type="percentage" office:value="-0.216580159422244" calcext:value-type="percentage">
            <text:p>-21,66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9884388530074" calcext:value-type="float">
            <text:p>0,1998843885</text:p>
          </table:table-cell>
          <table:table-cell table:style-name="ce1" office:value-type="float" office:value="1" calcext:value-type="float">
            <text:p>1</text:p>
          </table:table-cell>
          <table:table-cell table:formula="of:=VLOOKUP([.A62];[$Feuille3.$A$2:.$H$10];8;0)" office:value-type="float" office:value="21.5477071722206" calcext:value-type="float">
            <text:p>21,5477071722</text:p>
          </table:table-cell>
          <table:table-cell table:formula="of:=VLOOKUP([.A62];[$Feuille3.$A$2:.$H$10];6;0)" office:value-type="float" office:value="0.199884388530074" calcext:value-type="float">
            <text:p>0,1998843885</text:p>
          </table:table-cell>
          <table:table-cell table:formula="of:=(1/(1+[$Feuille3.$B$13]))*((1-(1/(1+[$Feuille3.$B$13]))^[.G62])/(1-(1/(1+[$Feuille3.$B$13]))))" office:value-type="float" office:value="0.934579439252336" calcext:value-type="float">
            <text:p>0,9345794393</text:p>
          </table:table-cell>
          <table:table-cell table:formula="of:=[.D62]/[.J62]" office:value-type="float" office:value="0" calcext:value-type="float">
            <text:p>0</text:p>
          </table:table-cell>
          <table:table-cell table:formula="of:=[.K62]+[.C62]*(1-[.E62])" office:value-type="float" office:value="23.5477071722206" calcext:value-type="float">
            <text:p>23,5477071722</text:p>
          </table:table-cell>
          <table:table-cell table:formula="of:=([.F62]/[.I62])^(-1/[$Feuille3.$B$14])*[.H62]-[.K62]-[.C62]*(1-[.E62])" office:value-type="float" office:value="-2" calcext:value-type="float">
            <text:p>-2</text:p>
          </table:table-cell>
          <table:table-cell table:formula="of:=[.L62]+[.M62]" office:value-type="float" office:value="21.5477071722206" calcext:value-type="float">
            <text:p>21,5477071722</text:p>
          </table:table-cell>
          <table:table-cell table:style-name="ce3" table:formula="of:=[.M62]/[.N62]" office:value-type="percentage" office:value="-0.0928172999574826" calcext:value-type="percentage">
            <text:p>-9,28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9" calcext:value-type="float">
            <text:p>0,39</text:p>
          </table:table-cell>
          <table:table-cell table:style-name="ce1" office:value-type="float" office:value="1" calcext:value-type="float">
            <text:p>1</text:p>
          </table:table-cell>
          <table:table-cell table:formula="of:=VLOOKUP([.A63];[$Feuille3.$A$2:.$H$10];8;0)" office:value-type="float" office:value="26.7005606893206" calcext:value-type="float">
            <text:p>26,7005606893</text:p>
          </table:table-cell>
          <table:table-cell table:formula="of:=VLOOKUP([.A63];[$Feuille3.$A$2:.$H$10];6;0)" office:value-type="float" office:value="0.39" calcext:value-type="float">
            <text:p>0,39</text:p>
          </table:table-cell>
          <table:table-cell table:formula="of:=(1/(1+[$Feuille3.$B$13]))*((1-(1/(1+[$Feuille3.$B$13]))^[.G63])/(1-(1/(1+[$Feuille3.$B$13]))))" office:value-type="float" office:value="0.934579439252336" calcext:value-type="float">
            <text:p>0,9345794393</text:p>
          </table:table-cell>
          <table:table-cell table:formula="of:=[.D63]/[.J63]" office:value-type="float" office:value="0" calcext:value-type="float">
            <text:p>0</text:p>
          </table:table-cell>
          <table:table-cell table:formula="of:=[.K63]+[.C63]*(1-[.E63])" office:value-type="float" office:value="28.7005606893206" calcext:value-type="float">
            <text:p>28,7005606893</text:p>
          </table:table-cell>
          <table:table-cell table:formula="of:=([.F63]/[.I63])^(-1/[$Feuille3.$B$14])*[.H63]-[.K63]-[.C63]*(1-[.E63])" office:value-type="float" office:value="-2" calcext:value-type="float">
            <text:p>-2</text:p>
          </table:table-cell>
          <table:table-cell table:formula="of:=[.L63]+[.M63]" office:value-type="float" office:value="26.7005606893206" calcext:value-type="float">
            <text:p>26,7005606893</text:p>
          </table:table-cell>
          <table:table-cell table:style-name="ce3" table:formula="of:=[.M63]/[.N63]" office:value-type="percentage" office:value="-0.0749047940704833" calcext:value-type="percentage">
            <text:p>-7,49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1" calcext:value-type="float">
            <text:p>1</text:p>
          </table:table-cell>
          <table:table-cell table:formula="of:=VLOOKUP([.A64];[$Feuille3.$A$2:.$H$10];8;0)" office:value-type="float" office:value="40.3645154084128" calcext:value-type="float">
            <text:p>40,3645154084</text:p>
          </table:table-cell>
          <table:table-cell table:formula="of:=VLOOKUP([.A64];[$Feuille3.$A$2:.$H$10];6;0)" office:value-type="float" office:value="0.14" calcext:value-type="float">
            <text:p>0,14</text:p>
          </table:table-cell>
          <table:table-cell table:formula="of:=(1/(1+[$Feuille3.$B$13]))*((1-(1/(1+[$Feuille3.$B$13]))^[.G64])/(1-(1/(1+[$Feuille3.$B$13]))))" office:value-type="float" office:value="0.934579439252336" calcext:value-type="float">
            <text:p>0,9345794393</text:p>
          </table:table-cell>
          <table:table-cell table:formula="of:=[.D64]/[.J64]" office:value-type="float" office:value="0" calcext:value-type="float">
            <text:p>0</text:p>
          </table:table-cell>
          <table:table-cell table:formula="of:=[.K64]+[.C64]*(1-[.E64])" office:value-type="float" office:value="42.3645154084128" calcext:value-type="float">
            <text:p>42,3645154084</text:p>
          </table:table-cell>
          <table:table-cell table:formula="of:=([.F64]/[.I64])^(-1/[$Feuille3.$B$14])*[.H64]-[.K64]-[.C64]*(1-[.E64])" office:value-type="float" office:value="-2" calcext:value-type="float">
            <text:p>-2</text:p>
          </table:table-cell>
          <table:table-cell table:formula="of:=[.L64]+[.M64]" office:value-type="float" office:value="40.3645154084128" calcext:value-type="float">
            <text:p>40,3645154084</text:p>
          </table:table-cell>
          <table:table-cell table:style-name="ce3" table:formula="of:=[.M64]/[.N64]" office:value-type="percentage" office:value="-0.0495484704762034" calcext:value-type="percentage">
            <text:p>-4,9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99" calcext:value-type="float">
            <text:p>0,2999</text:p>
          </table:table-cell>
          <table:table-cell table:style-name="ce1" office:value-type="float" office:value="1" calcext:value-type="float">
            <text:p>1</text:p>
          </table:table-cell>
          <table:table-cell table:formula="of:=VLOOKUP([.A65];[$Feuille3.$A$2:.$H$10];8;0)" office:value-type="float" office:value="18.2496470510332" calcext:value-type="float">
            <text:p>18,249647051</text:p>
          </table:table-cell>
          <table:table-cell table:formula="of:=VLOOKUP([.A65];[$Feuille3.$A$2:.$H$10];6;0)" office:value-type="float" office:value="0.2999" calcext:value-type="float">
            <text:p>0,2999</text:p>
          </table:table-cell>
          <table:table-cell table:formula="of:=(1/(1+[$Feuille3.$B$13]))*((1-(1/(1+[$Feuille3.$B$13]))^[.G65])/(1-(1/(1+[$Feuille3.$B$13]))))" office:value-type="float" office:value="0.934579439252336" calcext:value-type="float">
            <text:p>0,9345794393</text:p>
          </table:table-cell>
          <table:table-cell table:formula="of:=[.D65]/[.J65]" office:value-type="float" office:value="0" calcext:value-type="float">
            <text:p>0</text:p>
          </table:table-cell>
          <table:table-cell table:formula="of:=[.K65]+[.C65]*(1-[.E65])" office:value-type="float" office:value="20.2496470510332" calcext:value-type="float">
            <text:p>20,249647051</text:p>
          </table:table-cell>
          <table:table-cell table:formula="of:=([.F65]/[.I65])^(-1/[$Feuille3.$B$14])*[.H65]-[.K65]-[.C65]*(1-[.E65])" office:value-type="float" office:value="-2" calcext:value-type="float">
            <text:p>-2</text:p>
          </table:table-cell>
          <table:table-cell table:formula="of:=[.L65]+[.M65]" office:value-type="float" office:value="18.2496470510332" calcext:value-type="float">
            <text:p>18,249647051</text:p>
          </table:table-cell>
          <table:table-cell table:style-name="ce3" table:formula="of:=[.M65]/[.N65]" office:value-type="percentage" office:value="-0.109591160552706" calcext:value-type="percentage">
            <text:p>-10,96%</text:p>
          </table:table-cell>
          <table:table-cell table:number-columns-repeated="1009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3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7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E RIEN FAIRE</text:p>
          </table:table-cell>
          <table:table-cell/>
          <table:table-cell table:style-name="ce1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BRANCHE</text:p>
          </table:table-cell>
          <table:table-cell office:value-type="string" calcext:value-type="string">
            <text:p>GESTE</text:p>
          </table:table-cell>
          <table:table-cell table:style-name="ce1" office:value-type="string" calcext:value-type="string">
            <text:p>CHARGE_INIT</text:p>
          </table:table-cell>
          <table:table-cell table:style-name="ce1" office:value-type="string" calcext:value-type="string">
            <text:p>COUT_MOY</text:p>
          </table:table-cell>
          <table:table-cell table:style-name="ce1" office:value-type="string" calcext:value-type="string">
            <text:p>GAIN_MOY</text:p>
          </table:table-cell>
          <table:table-cell table:style-name="ce1" office:value-type="string" calcext:value-type="string">
            <text:p>PART_MARCHE</text:p>
          </table:table-cell>
          <table:table-cell office:value-type="string" calcext:value-type="string">
            <text:p>DUREE_VIE</text:p>
          </table:table-cell>
          <table:table-cell office:value-type="string" calcext:value-type="string">
            <text:p>Cgref </text:p>
          </table:table-cell>
          <table:table-cell office:value-type="string" calcext:value-type="string">
            <text:p>CINT ref</text:p>
          </table:table-cell>
          <table:table-cell table:style-name="ce1" office:value-type="string" calcext:value-type="string">
            <text:p>PART_MARCHE ref modèle</text:p>
          </table:table-cell>
        </table:table-row>
        <table:table-row table:style-name="ro1">
          <table:table-cell office:value-type="string" calcext:value-type="string">
            <text:p>Bureaux Administration</text:p>
          </table:table-cell>
          <table:table-cell office:value-type="string" calcext:value-type="string">
            <text:p>Etat initial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,28</text:p>
          </table:table-cell>
          <table:table-cell office:value-type="float" office:value="1" calcext:value-type="float">
            <text:p>1</text:p>
          </table:table-cell>
          <table:table-cell table:formula="of:=[.C3]+[.I3]" office:value-type="float" office:value="33.9649741618421" calcext:value-type="float">
            <text:p>33,9649741618</text:p>
          </table:table-cell>
          <table:table-cell table:formula="of:=[.$B$15]" office:value-type="float" office:value="-2" calcext:value-type="float">
            <text:p>-2</text:p>
          </table:table-cell>
          <table:table-cell table:style-name="ce1"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Café Hôtel Restaurant</text:p>
          </table:table-cell>
          <table:table-cell office:value-type="string" calcext:value-type="string">
            <text:p>Etat initial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,28</text:p>
          </table:table-cell>
          <table:table-cell office:value-type="float" office:value="1" calcext:value-type="float">
            <text:p>1</text:p>
          </table:table-cell>
          <table:table-cell table:formula="of:=[.C4]+[.I4]" office:value-type="float" office:value="93.4300893351938" calcext:value-type="float">
            <text:p>93,4300893352</text:p>
          </table:table-cell>
          <table:table-cell table:formula="of:=[.$B$15]" office:value-type="float" office:value="-2" calcext:value-type="float">
            <text:p>-2</text:p>
          </table:table-cell>
          <table:table-cell table:style-name="ce1"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Commerce</text:p>
          </table:table-cell>
          <table:table-cell office:value-type="string" calcext:value-type="string">
            <text:p>Etat initial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499" calcext:value-type="float">
            <text:p>0,4499</text:p>
          </table:table-cell>
          <table:table-cell office:value-type="float" office:value="1" calcext:value-type="float">
            <text:p>1</text:p>
          </table:table-cell>
          <table:table-cell table:formula="of:=[.C5]+[.I5]" office:value-type="float" office:value="42.5350376355406" calcext:value-type="float">
            <text:p>42,5350376355</text:p>
          </table:table-cell>
          <table:table-cell table:formula="of:=[.$B$15]" office:value-type="float" office:value="-2" calcext:value-type="float">
            <text:p>-2</text:p>
          </table:table-cell>
          <table:table-cell table:style-name="ce1" office:value-type="float" office:value="0.4499" calcext:value-type="float">
            <text:p>0,4499</text:p>
          </table:table-cell>
        </table:table-row>
        <table:table-row table:style-name="ro1">
          <table:table-cell office:value-type="string" calcext:value-type="string">
            <text:p>Enseignement Recherche</text:p>
          </table:table-cell>
          <table:table-cell office:value-type="string" calcext:value-type="string">
            <text:p>Etat initial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9449" calcext:value-type="float">
            <text:p>0,9449</text:p>
          </table:table-cell>
          <table:table-cell office:value-type="float" office:value="1" calcext:value-type="float">
            <text:p>1</text:p>
          </table:table-cell>
          <table:table-cell table:formula="of:=[.C6]+[.I6]" office:value-type="float" office:value="9.2344562185902" calcext:value-type="float">
            <text:p>9,2344562186</text:p>
          </table:table-cell>
          <table:table-cell table:formula="of:=[.$B$15]" office:value-type="float" office:value="-2" calcext:value-type="float">
            <text:p>-2</text:p>
          </table:table-cell>
          <table:table-cell table:style-name="ce1" office:value-type="float" office:value="0.9449" calcext:value-type="float">
            <text:p>0,9449</text:p>
          </table:table-cell>
        </table:table-row>
        <table:table-row table:style-name="ro1">
          <table:table-cell office:value-type="string" calcext:value-type="string">
            <text:p>Habitat Communautaire</text:p>
          </table:table-cell>
          <table:table-cell office:value-type="string" calcext:value-type="string">
            <text:p>Etat initial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9884388530074" calcext:value-type="float">
            <text:p>0,1998843885</text:p>
          </table:table-cell>
          <table:table-cell office:value-type="float" office:value="1" calcext:value-type="float">
            <text:p>1</text:p>
          </table:table-cell>
          <table:table-cell table:formula="of:=[.C7]+[.I7]" office:value-type="float" office:value="21.5477071722206" calcext:value-type="float">
            <text:p>21,5477071722</text:p>
          </table:table-cell>
          <table:table-cell table:formula="of:=[.$B$15]" office:value-type="float" office:value="-2" calcext:value-type="float">
            <text:p>-2</text:p>
          </table:table-cell>
          <table:table-cell table:style-name="ce1" office:value-type="float" office:value="0.199884388530074" calcext:value-type="float">
            <text:p>0,1998843885</text:p>
          </table:table-cell>
        </table:table-row>
        <table:table-row table:style-name="ro1">
          <table:table-cell office:value-type="string" calcext:value-type="string">
            <text:p>Santé Action Sociale</text:p>
          </table:table-cell>
          <table:table-cell office:value-type="string" calcext:value-type="string">
            <text:p>Etat initial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9" calcext:value-type="float">
            <text:p>0,39</text:p>
          </table:table-cell>
          <table:table-cell office:value-type="float" office:value="1" calcext:value-type="float">
            <text:p>1</text:p>
          </table:table-cell>
          <table:table-cell table:formula="of:=[.C8]+[.I8]" office:value-type="float" office:value="26.7005606893206" calcext:value-type="float">
            <text:p>26,7005606893</text:p>
          </table:table-cell>
          <table:table-cell table:formula="of:=[.$B$15]" office:value-type="float" office:value="-2" calcext:value-type="float">
            <text:p>-2</text:p>
          </table:table-cell>
          <table:table-cell table:style-name="ce1"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Sport Loisir Culture</text:p>
          </table:table-cell>
          <table:table-cell office:value-type="string" calcext:value-type="string">
            <text:p>Etat initial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table:formula="of:=[.C9]+[.I9]" office:value-type="float" office:value="40.3645154084128" calcext:value-type="float">
            <text:p>40,3645154084</text:p>
          </table:table-cell>
          <table:table-cell table:formula="of:=[.$B$15]" office:value-type="float" office:value="-2" calcext:value-type="float">
            <text:p>-2</text:p>
          </table:table-cell>
          <table:table-cell table:style-name="ce1"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Etat initial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99" calcext:value-type="float">
            <text:p>0,2999</text:p>
          </table:table-cell>
          <table:table-cell office:value-type="float" office:value="1" calcext:value-type="float">
            <text:p>1</text:p>
          </table:table-cell>
          <table:table-cell table:formula="of:=[.C10]+[.I10]" office:value-type="float" office:value="18.2496470510332" calcext:value-type="float">
            <text:p>18,249647051</text:p>
          </table:table-cell>
          <table:table-cell table:formula="of:=[.$B$15]" office:value-type="float" office:value="-2" calcext:value-type="float">
            <text:p>-2</text:p>
          </table:table-cell>
          <table:table-cell table:style-name="ce1" office:value-type="float" office:value="0.2999" calcext:value-type="float">
            <text:p>0,2999</text:p>
          </table:table-cell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taux actu calib</text:p>
          </table:table-cell>
          <table:table-cell table:style-name="Default" office:value-type="float" office:value="0.07" calcext:value-type="float">
            <text:p>0,07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nu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CINT NRF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somme CINT²</text:p>
          </table:table-cell>
          <table:table-cell table:style-name="Default" table:formula="of:=SUM(['Calc CINT bati'.M2:.M65])" office:value-type="float" office:value="557.140909310098" calcext:value-type="float">
            <text:p>557,1409093101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Default" office:value-type="string" calcext:value-type="string">
            <text:p>CINT/CG moy</text:p>
          </table:table-cell>
          <table:table-cell office:value-type="string" calcext:value-type="string">
            <text:p>CINT moy</text:p>
          </table:table-cell>
          <table:table-cell office:value-type="string" calcext:value-type="string">
            <text:p>C variable moy</text:p>
          </table:table-cell>
          <table:table-cell office:value-type="string" calcext:value-type="string">
            <text:p>CG moy</text:p>
          </table:table-cell>
          <table:table-cell/>
          <table:table-cell table:style-name="Default" office:value-type="string" calcext:value-type="string">
            <text:p>PM moy ca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SBBC</text:p>
          </table:table-cell>
          <table:table-cell table:style-name="ce4" table:formula="of:=SUMIFS(['Calc CINT bati'.$O$2:.$O$65];['Calc CINT bati'.$B$2:.$B$65];[.A20])/8" office:value-type="percentage" office:value="0.587163515858956" calcext:value-type="percentage">
            <text:p>58,72%</text:p>
          </table:table-cell>
          <table:table-cell table:formula="of:=SUMIFS(['Calc CINT bati'.$M$2:.$M$65];['Calc CINT bati'.$B$2:.$B$65];[.A20])/8" office:value-type="float" office:value="40.7184998348975" calcext:value-type="float">
            <text:p>40,7184998349</text:p>
          </table:table-cell>
          <table:table-cell table:formula="of:=SUMIFS(['Calc CINT bati'.$L$2:.$L$65];['Calc CINT bati'.$B$2:.$B$65];[.A20])/8" office:value-type="float" office:value="27.0784078966196" calcext:value-type="float">
            <text:p>27,0784078966</text:p>
          </table:table-cell>
          <table:table-cell table:formula="of:=SUMIFS(['Calc CINT bati'.$N$2:.$N$65];['Calc CINT bati'.$B$2:.$B$65];[.A20])/8" office:value-type="float" office:value="67.7969077315171" calcext:value-type="float">
            <text:p>67,7969077315</text:p>
          </table:table-cell>
          <table:table-cell table:formula="of:=([.E20]^-[.$B$14])" office:value-type="float" office:value="2.24037600935331E-015" calcext:value-type="float">
            <text:p>2,24037600935331E-015</text:p>
          </table:table-cell>
          <table:table-cell table:style-name="ce4" table:formula="of:=[.F20]/SUM([.$F$20:.$F$27])" office:value-type="percentage" office:value="0.00241238944664339" calcext:value-type="percentage">
            <text:p>0,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SMOD</text:p>
          </table:table-cell>
          <table:table-cell table:style-name="ce4" table:formula="of:=SUMIFS(['Calc CINT bati'.$O$2:.$O$65];['Calc CINT bati'.$B$2:.$B$65];[.A21])/8" office:value-type="percentage" office:value="0.243148134433851" calcext:value-type="percentage">
            <text:p>24,31%</text:p>
          </table:table-cell>
          <table:table-cell table:formula="of:=SUMIFS(['Calc CINT bati'.$M$2:.$M$65];['Calc CINT bati'.$B$2:.$B$65];[.A21])/8" office:value-type="float" office:value="15.1595580538168" calcext:value-type="float">
            <text:p>15,1595580538</text:p>
          </table:table-cell>
          <table:table-cell table:formula="of:=SUMIFS(['Calc CINT bati'.$L$2:.$L$65];['Calc CINT bati'.$B$2:.$B$65];[.A21])/8" office:value-type="float" office:value="32.7496254248863" calcext:value-type="float">
            <text:p>32,7496254249</text:p>
          </table:table-cell>
          <table:table-cell table:formula="of:=SUMIFS(['Calc CINT bati'.$N$2:.$N$65];['Calc CINT bati'.$B$2:.$B$65];[.A21])/8" office:value-type="float" office:value="47.9091834787032" calcext:value-type="float">
            <text:p>47,9091834787</text:p>
          </table:table-cell>
          <table:table-cell table:formula="of:=([.E21]^-[.$B$14])" office:value-type="float" office:value="0.0000000000000360288040644326" calcext:value-type="float">
            <text:p>3,60288040644326E-014</text:p>
          </table:table-cell>
          <table:table-cell table:style-name="ce4" table:formula="of:=[.F21]/SUM([.$F$20:.$F$27])" office:value-type="percentage" office:value="0.0387950533023732" calcext:value-type="percentage">
            <text:p>3,8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_MURBBC</text:p>
          </table:table-cell>
          <table:table-cell table:style-name="ce4" table:formula="of:=SUMIFS(['Calc CINT bati'.$O$2:.$O$65];['Calc CINT bati'.$B$2:.$B$65];[.A22])/8" office:value-type="percentage" office:value="0.0457104293725663" calcext:value-type="percentage">
            <text:p>4,57%</text:p>
          </table:table-cell>
          <table:table-cell table:formula="of:=SUMIFS(['Calc CINT bati'.$M$2:.$M$65];['Calc CINT bati'.$B$2:.$B$65];[.A22])/8" office:value-type="float" office:value="5.16054067045202" calcext:value-type="float">
            <text:p>5,1605406705</text:p>
          </table:table-cell>
          <table:table-cell table:formula="of:=SUMIFS(['Calc CINT bati'.$L$2:.$L$65];['Calc CINT bati'.$B$2:.$B$65];[.A22])/8" office:value-type="float" office:value="39.2606624557642" calcext:value-type="float">
            <text:p>39,2606624558</text:p>
          </table:table-cell>
          <table:table-cell table:formula="of:=SUMIFS(['Calc CINT bati'.$N$2:.$N$65];['Calc CINT bati'.$B$2:.$B$65];[.A22])/8" office:value-type="float" office:value="44.4212031262162" calcext:value-type="float">
            <text:p>44,4212031262</text:p>
          </table:table-cell>
          <table:table-cell table:formula="of:=([.E22]^-[.$B$14])" office:value-type="float" office:value="0.000000000000065959516549895" calcext:value-type="float">
            <text:p>6,5959516549895E-014</text:p>
          </table:table-cell>
          <table:table-cell table:style-name="ce4" table:formula="of:=[.F22]/SUM([.$F$20:.$F$27])" office:value-type="percentage" office:value="0.0710238107203251" calcext:value-type="percentage">
            <text:p>7,1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_MURMOD</text:p>
          </table:table-cell>
          <table:table-cell table:style-name="ce4" table:formula="of:=SUMIFS(['Calc CINT bati'.$O$2:.$O$65];['Calc CINT bati'.$B$2:.$B$65];[.A23])/8" office:value-type="percentage" office:value="-0.00570287115857016" calcext:value-type="percentage">
            <text:p>-0,57%</text:p>
          </table:table-cell>
          <table:table-cell table:formula="of:=SUMIFS(['Calc CINT bati'.$M$2:.$M$65];['Calc CINT bati'.$B$2:.$B$65];[.A23])/8" office:value-type="float" office:value="3.11777638741335" calcext:value-type="float">
            <text:p>3,1177763874</text:p>
          </table:table-cell>
          <table:table-cell table:formula="of:=SUMIFS(['Calc CINT bati'.$L$2:.$L$65];['Calc CINT bati'.$B$2:.$B$65];[.A23])/8" office:value-type="float" office:value="41.1582781837515" calcext:value-type="float">
            <text:p>41,1582781838</text:p>
          </table:table-cell>
          <table:table-cell table:formula="of:=SUMIFS(['Calc CINT bati'.$N$2:.$N$65];['Calc CINT bati'.$B$2:.$B$65];[.A23])/8" office:value-type="float" office:value="44.2760545711648" calcext:value-type="float">
            <text:p>44,2760545712</text:p>
          </table:table-cell>
          <table:table-cell table:formula="of:=([.E23]^-[.$B$14])" office:value-type="float" office:value="0.0000000000000677093566938964" calcext:value-type="float">
            <text:p>6,77093566938964E-014</text:p>
          </table:table-cell>
          <table:table-cell table:style-name="ce4" table:formula="of:=[.F23]/SUM([.$F$20:.$F$27])" office:value-type="percentage" office:value="0.0729080015343127" calcext:value-type="percentage">
            <text:p>7,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BBC</text:p>
          </table:table-cell>
          <table:table-cell table:style-name="ce4" table:formula="of:=SUMIFS(['Calc CINT bati'.$O$2:.$O$65];['Calc CINT bati'.$B$2:.$B$65];[.A24])/8" office:value-type="percentage" office:value="0.01985177284932" calcext:value-type="percentage">
            <text:p>1,99%</text:p>
          </table:table-cell>
          <table:table-cell table:formula="of:=SUMIFS(['Calc CINT bati'.$M$2:.$M$65];['Calc CINT bati'.$B$2:.$B$65];[.A24])/8" office:value-type="float" office:value="1.94623504632006" calcext:value-type="float">
            <text:p>1,9462350463</text:p>
          </table:table-cell>
          <table:table-cell table:formula="of:=SUMIFS(['Calc CINT bati'.$L$2:.$L$65];['Calc CINT bati'.$B$2:.$B$65];[.A24])/8" office:value-type="float" office:value="39.292779623916" calcext:value-type="float">
            <text:p>39,2927796239</text:p>
          </table:table-cell>
          <table:table-cell table:formula="of:=SUMIFS(['Calc CINT bati'.$N$2:.$N$65];['Calc CINT bati'.$B$2:.$B$65];[.A24])/8" office:value-type="float" office:value="41.2390146702361" calcext:value-type="float">
            <text:p>41,2390146702</text:p>
          </table:table-cell>
          <table:table-cell table:formula="of:=([.E24]^-[.$B$14])" office:value-type="float" office:value="0.000000000000119545644955805" calcext:value-type="float">
            <text:p>1,19545644955805E-013</text:p>
          </table:table-cell>
          <table:table-cell table:style-name="ce4" table:formula="of:=[.F24]/SUM([.$F$20:.$F$27])" office:value-type="percentage" office:value="0.128724219095171" calcext:value-type="percentage">
            <text:p>12,8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MOD</text:p>
          </table:table-cell>
          <table:table-cell table:style-name="ce4" table:formula="of:=SUMIFS(['Calc CINT bati'.$O$2:.$O$65];['Calc CINT bati'.$B$2:.$B$65];[.A25])/8" office:value-type="percentage" office:value="-0.023448857808432" calcext:value-type="percentage">
            <text:p>-2,34%</text:p>
          </table:table-cell>
          <table:table-cell table:formula="of:=SUMIFS(['Calc CINT bati'.$M$2:.$M$65];['Calc CINT bati'.$B$2:.$B$65];[.A25])/8" office:value-type="float" office:value="0.125942555321854" calcext:value-type="float">
            <text:p>0,1259425553</text:p>
          </table:table-cell>
          <table:table-cell table:formula="of:=SUMIFS(['Calc CINT bati'.$L$2:.$L$65];['Calc CINT bati'.$B$2:.$B$65];[.A25])/8" office:value-type="float" office:value="41.0745706921317" calcext:value-type="float">
            <text:p>41,0745706921</text:p>
          </table:table-cell>
          <table:table-cell table:formula="of:=SUMIFS(['Calc CINT bati'.$N$2:.$N$65];['Calc CINT bati'.$B$2:.$B$65];[.A25])/8" office:value-type="float" office:value="41.2005132474536" calcext:value-type="float">
            <text:p>41,2005132475</text:p>
          </table:table-cell>
          <table:table-cell table:formula="of:=([.E25]^-[.$B$14])" office:value-type="float" office:value="0.000000000000120442286138421" calcext:value-type="float">
            <text:p>1,20442286138421E-013</text:p>
          </table:table-cell>
          <table:table-cell table:style-name="ce4" table:formula="of:=[.F25]/SUM([.$F$20:.$F$27])" office:value-type="percentage" office:value="0.129689703334129" calcext:value-type="percentage">
            <text:p>12,97%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TB</text:p>
          </table:table-cell>
          <table:table-cell table:style-name="ce4" table:formula="of:=SUMIFS(['Calc CINT bati'.$O$2:.$O$65];['Calc CINT bati'.$B$2:.$B$65];[.A26])/8" office:value-type="percentage" office:value="0.140038620225762" calcext:value-type="percentage">
            <text:p>14,00%</text:p>
          </table:table-cell>
          <table:table-cell table:formula="of:=SUMIFS(['Calc CINT bati'.$M$2:.$M$65];['Calc CINT bati'.$B$2:.$B$65];[.A26])/8" office:value-type="float" office:value="5.4140611155407" calcext:value-type="float">
            <text:p>5,4140611155</text:p>
          </table:table-cell>
          <table:table-cell table:formula="of:=SUMIFS(['Calc CINT bati'.$L$2:.$L$65];['Calc CINT bati'.$B$2:.$B$65];[.A26])/8" office:value-type="float" office:value="34.9379174947136" calcext:value-type="float">
            <text:p>34,9379174947</text:p>
          </table:table-cell>
          <table:table-cell table:formula="of:=SUMIFS(['Calc CINT bati'.$N$2:.$N$65];['Calc CINT bati'.$B$2:.$B$65];[.A26])/8" office:value-type="float" office:value="40.3519786102543" calcext:value-type="float">
            <text:p>40,3519786103</text:p>
          </table:table-cell>
          <table:table-cell table:formula="of:=([.E26]^-[.$B$14])" office:value-type="float" office:value="0.00000000000014225951460657" calcext:value-type="float">
            <text:p>1,4225951460657E-013</text:p>
          </table:table-cell>
          <table:table-cell table:style-name="ce4" table:formula="of:=[.F26]/SUM([.$F$20:.$F$27])" office:value-type="percentage" office:value="0.153182032966226" calcext:value-type="percentage">
            <text:p>15,3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t initial</text:p>
          </table:table-cell>
          <table:table-cell table:style-name="ce4" table:formula="of:=SUMIFS(['Calc CINT bati'.$O$2:.$O$65];['Calc CINT bati'.$B$2:.$B$65];[.A27])/8" office:value-type="percentage" office:value="-0.083844064281583" calcext:value-type="percentage">
            <text:p>-8,38%</text:p>
          </table:table-cell>
          <table:table-cell table:formula="of:=SUMIFS(['Calc CINT bati'.$M$2:.$M$65];['Calc CINT bati'.$B$2:.$B$65];[.A27])/8" office:value-type="float" office:value="-2" calcext:value-type="float">
            <text:p>-2</text:p>
          </table:table-cell>
          <table:table-cell table:formula="of:=SUMIFS(['Calc CINT bati'.$L$2:.$L$65];['Calc CINT bati'.$B$2:.$B$65];[.A27])/8" office:value-type="float" office:value="37.7533734590192" calcext:value-type="float">
            <text:p>37,753373459</text:p>
          </table:table-cell>
          <table:table-cell table:formula="of:=SUMIFS(['Calc CINT bati'.$N$2:.$N$65];['Calc CINT bati'.$B$2:.$B$65];[.A27])/8" office:value-type="float" office:value="35.7533734590192" calcext:value-type="float">
            <text:p>35,753373459</text:p>
          </table:table-cell>
          <table:table-cell table:formula="of:=([.E27]^-[.$B$14])" office:value-type="float" office:value="0.000000000000374510326803026" calcext:value-type="float">
            <text:p>3,74510326803026E-013</text:p>
          </table:table-cell>
          <table:table-cell table:style-name="ce4" table:formula="of:=[.F27]/SUM([.$F$20:.$F$27])" office:value-type="percentage" office:value="0.40326478960082" calcext:value-type="percentage">
            <text:p>40,33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4:50:15.119000000</meta:creation-date>
    <dc:date>2017-11-24T16:09:35.121000000</dc:date>
    <meta:editing-duration>PT13M3S</meta:editing-duration>
    <meta:editing-cycles>4</meta:editing-cycles>
    <meta:generator>LibreOffice/4.3.7.2$Windows_x86 LibreOffice_project/8a35821d8636a03b8bf4e15b48f59794652c68ba</meta:generator>
    <meta:document-statistic meta:table-count="3" meta:cell-count="1590" meta:object-count="0"/>
  </office:meta>
</office:document-meta>
</file>